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2" svg:font-family="'Liberation Serif'" style:font-adornments="Standard" style:font-family-generic="roman"/>
    <style:font-face style:name="Liberation Sans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1.A" style:family="table-column">
      <style:table-column-properties style:column-width="3.2cm" style:rel-column-width="1310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E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2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2.A" style:family="table-column">
      <style:table-column-properties style:column-width="3.099cm" style:rel-column-width="12692*"/>
    </style:style>
    <style:style style:name="Table2.B" style:family="table-column">
      <style:table-column-properties style:column-width="2.305cm" style:rel-column-width="9441*"/>
    </style:style>
    <style:style style:name="Table2.C" style:family="table-column">
      <style:table-column-properties style:column-width="10.597cm" style:rel-column-width="43402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2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2.A6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3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3.A" style:family="table-column">
      <style:table-column-properties style:column-width="3.704cm" style:rel-column-width="15170*"/>
    </style:style>
    <style:style style:name="Table3.B" style:family="table-column">
      <style:table-column-properties style:column-width="2.695cm" style:rel-column-width="11038*"/>
    </style:style>
    <style:style style:name="Table3.C" style:family="table-column">
      <style:table-column-properties style:column-width="3.201cm" style:rel-column-width="13111*"/>
    </style:style>
    <style:style style:name="Table3.D" style:family="table-column">
      <style:table-column-properties style:column-width="3.2cm" style:rel-column-width="13104*"/>
    </style:style>
    <style:style style:name="Table3.E" style:family="table-column">
      <style:table-column-properties style:column-width="3.201cm" style:rel-column-width="13112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3.E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3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3.B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4" style:family="table">
      <style:table-properties style:width="16.002cm" fo:margin-top="0cm" fo:margin-bottom="0cm" table:align="margins" fo:keep-with-next="always" style:may-break-between-rows="false"/>
    </style:style>
    <style:style style:name="Table4.A" style:family="table-column">
      <style:table-column-properties style:column-width="16.002cm" style:rel-column-width="65535*"/>
    </style:style>
    <style:style style:name="Table4.A1" style:family="table-cell">
      <style:table-cell-properties fo:background-color="transparent" fo:padding="0.097cm" fo:border="0.2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5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5.A" style:family="table-column">
      <style:table-column-properties style:column-width="2.667cm" style:rel-column-width="10922*"/>
    </style:style>
    <style:style style:name="Table5.B" style:family="table-column">
      <style:table-column-properties style:column-width="2.667cm" style:rel-column-width="10923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5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5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5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5.F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6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6.A" style:family="table-column">
      <style:table-column-properties style:column-width="5.334cm" style:rel-column-width="2184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6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.C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7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7.A" style:family="table-column">
      <style:table-column-properties style:column-width="3.2cm" style:rel-column-width="1310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7.E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7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7.E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1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11.A" style:family="table-column">
      <style:table-column-properties style:column-width="8.001cm" style:rel-column-width="32767*"/>
    </style:style>
    <style:style style:name="Table11.B" style:family="table-column">
      <style:table-column-properties style:column-width="8.001cm" style:rel-column-width="32768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1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11.A2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1.B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9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9.A" style:family="table-column">
      <style:table-column-properties style:column-width="3.2cm" style:rel-column-width="13107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9.E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9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9.E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0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10.A" style:family="table-column">
      <style:table-column-properties style:column-width="2.494cm" style:rel-column-width="10214*"/>
    </style:style>
    <style:style style:name="Table10.B" style:family="table-column">
      <style:table-column-properties style:column-width="9.902cm" style:rel-column-width="40554*"/>
    </style:style>
    <style:style style:name="Table10.C" style:family="table-column">
      <style:table-column-properties style:column-width="3.605cm" style:rel-column-width="14767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0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0.C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Contents_20_4">
      <style:paragraph-properties>
        <style:tab-stops/>
      </style:paragraph-properties>
    </style:style>
    <style:style style:name="P5" style:family="paragraph" style:parent-style-name="Contenuto_20_tabella_20_centrato">
      <style:text-properties officeooo:paragraph-rsid="00918d78"/>
    </style:style>
    <style:style style:name="P6" style:family="paragraph" style:parent-style-name="Table">
      <style:text-properties officeooo:paragraph-rsid="00918d78"/>
    </style:style>
    <style:style style:name="P7" style:family="paragraph" style:parent-style-name="Table_20_Heading">
      <style:text-properties officeooo:paragraph-rsid="00918d78"/>
    </style:style>
    <style:style style:name="P8" style:family="paragraph" style:parent-style-name="Contenuto_20_tabella_20_lungo">
      <style:text-properties officeooo:paragraph-rsid="00918d78"/>
    </style:style>
    <style:style style:name="P9" style:family="paragraph" style:parent-style-name="Standard">
      <style:text-properties officeooo:paragraph-rsid="00918d78"/>
    </style:style>
    <style:style style:name="P10" style:family="paragraph" style:parent-style-name="Table_20_Contents">
      <style:text-properties officeooo:paragraph-rsid="00918d78"/>
    </style:style>
    <style:style style:name="P11" style:family="paragraph" style:parent-style-name="Contents_20_2">
      <style:paragraph-properties>
        <style:tab-stops/>
      </style:paragraph-properties>
    </style:style>
    <style:style style:name="P12" style:family="paragraph" style:parent-style-name="Contents_20_3">
      <style:paragraph-properties>
        <style:tab-stops/>
      </style:paragraph-properties>
    </style:style>
    <style:style style:name="P13" style:family="paragraph" style:parent-style-name="Contents_20_4">
      <style:paragraph-properties>
        <style:tab-stops/>
      </style:paragraph-properties>
    </style:style>
    <style:style style:name="P14" style:family="paragraph" style:parent-style-name="Contenuto_20_tabella_20_lungo" style:list-style-name="EG_20_Elenco_20_semplice">
      <style:text-properties officeooo:paragraph-rsid="00918d78"/>
    </style:style>
    <style:style style:name="P15" style:family="paragraph" style:parent-style-name="EG_20_Nota">
      <style:text-properties officeooo:paragraph-rsid="00918d78"/>
    </style:style>
    <style:style style:name="P16" style:family="paragraph" style:parent-style-name="Heading_20_2" style:master-page-name="EG_20_Capitoli_20_prima">
      <style:paragraph-properties style:page-number="auto"/>
      <style:text-properties officeooo:paragraph-rsid="00918d78"/>
    </style:style>
    <style:style style:name="P17" style:family="paragraph" style:parent-style-name="Heading_20_3">
      <style:text-properties officeooo:rsid="007f949f" officeooo:paragraph-rsid="00918d78"/>
    </style:style>
    <style:style style:name="P18" style:family="paragraph" style:parent-style-name="Heading_20_3">
      <style:text-properties officeooo:paragraph-rsid="00918d78"/>
    </style:style>
    <style:style style:name="P19" style:family="paragraph" style:parent-style-name="Heading_20_3">
      <style:text-properties officeooo:rsid="0083028c" officeooo:paragraph-rsid="00918d78"/>
    </style:style>
    <style:style style:name="P20" style:family="paragraph" style:parent-style-name="Heading_20_3" style:master-page-name="EG_20_Capitoli">
      <style:paragraph-properties style:page-number="2"/>
      <style:text-properties officeooo:paragraph-rsid="00923811"/>
    </style:style>
    <style:style style:name="P21" style:family="paragraph" style:parent-style-name="Heading_20_4">
      <style:text-properties officeooo:rsid="0083028c" officeooo:paragraph-rsid="00918d78"/>
    </style:style>
    <style:style style:name="P22" style:family="paragraph" style:parent-style-name="Text_20_body" style:list-style-name="EG_20_All_20_commi">
      <style:text-properties officeooo:paragraph-rsid="00918d78"/>
    </style:style>
    <style:style style:name="P23" style:family="paragraph" style:parent-style-name="Text_20_body">
      <style:text-properties officeooo:rsid="007f949f" officeooo:paragraph-rsid="00918d78"/>
    </style:style>
    <style:style style:name="P24" style:family="paragraph" style:parent-style-name="Text_20_body" style:list-style-name="EG_20_All_20_commi">
      <style:text-properties officeooo:rsid="007f949f" officeooo:paragraph-rsid="00918d78"/>
    </style:style>
    <style:style style:name="P25" style:family="paragraph" style:parent-style-name="Text_20_body">
      <style:text-properties officeooo:paragraph-rsid="00918d78"/>
    </style:style>
    <style:style style:name="P26" style:family="paragraph" style:parent-style-name="Text_20_body" style:list-style-name="EG_20_All_20_commi">
      <style:text-properties officeooo:rsid="0083028c" officeooo:paragraph-rsid="00918d78"/>
    </style:style>
    <style:style style:name="P27" style:family="paragraph" style:parent-style-name="Text_20_body">
      <style:text-properties officeooo:rsid="0083028c" officeooo:paragraph-rsid="00918d78"/>
    </style:style>
    <style:style style:name="P28" style:family="paragraph" style:parent-style-name="Text_20_body" style:list-style-name="EG_20_All_20_commi">
      <style:text-properties officeooo:rsid="00850e6a" officeooo:paragraph-rsid="00918d78"/>
    </style:style>
    <style:style style:name="P29" style:family="paragraph" style:parent-style-name="Text_20_body" style:list-style-name="EG_20_All_20_commi">
      <style:text-properties officeooo:rsid="0086e65a" officeooo:paragraph-rsid="00918d78"/>
    </style:style>
    <style:style style:name="P30" style:family="paragraph" style:parent-style-name="Text_20_body">
      <style:text-properties officeooo:rsid="0086e65a" officeooo:paragraph-rsid="00918d78"/>
    </style:style>
    <style:style style:name="P31" style:family="paragraph" style:parent-style-name="Text_20_body" style:list-style-name="EG_20_All_20_commi">
      <style:text-properties officeooo:rsid="008eb23b" officeooo:paragraph-rsid="00918d78"/>
    </style:style>
    <style:style style:name="P32" style:family="paragraph" style:parent-style-name="Text_20_body" style:list-style-name="EG_20_All_20_commi">
      <style:text-properties officeooo:rsid="008dd1c0" officeooo:paragraph-rsid="00918d78"/>
    </style:style>
    <style:style style:name="P33" style:family="paragraph" style:parent-style-name="Text_20_body">
      <style:text-properties officeooo:rsid="00b5f25c" officeooo:paragraph-rsid="00918d78"/>
    </style:style>
    <style:style style:name="P34" style:family="paragraph" style:parent-style-name="Text_20_body" style:list-style-name="EG_20_All_20_commi" style:master-page-name="">
      <style:paragraph-properties style:page-number="auto" fo:keep-with-next="always"/>
      <style:text-properties officeooo:rsid="007f949f" officeooo:paragraph-rsid="00918d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f3381" style:font-weight-asian="bold" style:font-weight-complex="bold"/>
    </style:style>
    <style:style style:name="T3" style:family="text">
      <style:text-properties style:use-window-font-color="true" loext:opacity="0%" fo:font-size="11pt" officeooo:rsid="007c101a" style:font-size-asian="10.5pt"/>
    </style:style>
    <style:style style:name="T4" style:family="text">
      <style:text-properties style:use-window-font-color="true" loext:opacity="0%" fo:font-size="11pt" officeooo:rsid="00bed1f7" style:font-size-asian="10.5pt"/>
    </style:style>
    <style:style style:name="T5" style:family="text">
      <style:text-properties style:use-window-font-color="true" loext:opacity="0%" fo:font-size="11pt" officeooo:rsid="007f949f" style:font-size-asian="10.5pt"/>
    </style:style>
    <style:style style:name="T6" style:family="text">
      <style:text-properties style:use-window-font-color="true" loext:opacity="0%" fo:font-size="11pt" officeooo:rsid="0081725a" style:font-size-asian="10.5pt"/>
    </style:style>
    <style:style style:name="T7" style:family="text">
      <style:text-properties style:use-window-font-color="true" loext:opacity="0%" fo:font-size="11pt" officeooo:rsid="0096fa5a" style:font-size-asian="10.5pt"/>
    </style:style>
    <style:style style:name="T8" style:family="text">
      <style:text-properties style:use-window-font-color="true" loext:opacity="0%" fo:font-size="11pt" officeooo:rsid="0083028c" style:font-size-asian="10.5pt"/>
    </style:style>
    <style:style style:name="T9" style:family="text">
      <style:text-properties style:use-window-font-color="true" loext:opacity="0%" fo:font-size="11pt" officeooo:rsid="00c43307" style:font-size-asian="10.5pt"/>
    </style:style>
    <style:style style:name="T10" style:family="text">
      <style:text-properties style:use-window-font-color="true" loext:opacity="0%" fo:font-size="11pt" officeooo:rsid="0086e65a" style:font-size-asian="10.5pt"/>
    </style:style>
    <style:style style:name="T11" style:family="text">
      <style:text-properties style:use-window-font-color="true" loext:opacity="0%" fo:font-size="11pt" officeooo:rsid="00c47a00" style:font-size-asian="10.5pt"/>
    </style:style>
    <style:style style:name="T12" style:family="text">
      <style:text-properties style:use-window-font-color="true" loext:opacity="0%" fo:font-size="11pt" officeooo:rsid="00a8b94c" style:font-size-asian="10.5pt"/>
    </style:style>
    <style:style style:name="T13" style:family="text">
      <style:text-properties style:use-window-font-color="true" loext:opacity="0%" fo:font-size="11pt" officeooo:rsid="00d130ae" style:font-size-asian="10.5pt"/>
    </style:style>
    <style:style style:name="T14" style:family="text">
      <style:text-properties style:use-window-font-color="true" loext:opacity="0%" fo:font-size="11pt" officeooo:rsid="008b2dd5" style:font-size-asian="10.5pt"/>
    </style:style>
    <style:style style:name="T15" style:family="text">
      <style:text-properties style:use-window-font-color="true" loext:opacity="0%" fo:font-size="11pt" officeooo:rsid="00aa1200" style:font-size-asian="10.5pt"/>
    </style:style>
    <style:style style:name="T16" style:family="text">
      <style:text-properties style:use-window-font-color="true" loext:opacity="0%" fo:font-size="11pt" officeooo:rsid="007c101a"/>
    </style:style>
    <style:style style:name="T17" style:family="text">
      <style:text-properties style:use-window-font-color="true" loext:opacity="0%" fo:font-size="11pt" officeooo:rsid="0081725a"/>
    </style:style>
    <style:style style:name="T18" style:family="text">
      <style:text-properties style:use-window-font-color="true" loext:opacity="0%" fo:font-size="11pt" fo:font-style="italic" officeooo:rsid="00d130ae" style:font-size-asian="10.5pt" style:font-style-asian="italic" style:font-style-complex="italic"/>
    </style:style>
    <style:style style:name="T19" style:family="text">
      <style:text-properties style:use-window-font-color="true" loext:opacity="0%" style:font-name="Liberation Sans2" fo:font-size="9pt" officeooo:rsid="0095c3aa" style:font-size-asian="10.5pt"/>
    </style:style>
    <style:style style:name="T20" style:family="text">
      <style:text-properties style:use-window-font-color="true" loext:opacity="0%" style:font-name="Liberation Sans2" fo:font-size="9pt" officeooo:rsid="00a8b94c" style:font-size-asian="10.5pt"/>
    </style:style>
    <style:style style:name="T21" style:family="text">
      <style:text-properties style:use-window-font-color="true" loext:opacity="0%" style:font-name="Liberation Sans2" fo:font-size="9pt" fo:font-weight="bold" officeooo:rsid="00b2f2ff" style:font-size-asian="10.5pt" style:font-weight-asian="bold" style:font-weight-complex="bold"/>
    </style:style>
    <style:style style:name="T22" style:family="text">
      <style:text-properties style:use-window-font-color="true" loext:opacity="0%" style:font-name="Liberation Sans2" fo:font-size="9pt" fo:font-weight="bold" officeooo:rsid="00b3d7b2" style:font-size-asian="10.5pt" style:font-weight-asian="bold" style:font-weight-complex="bold"/>
    </style:style>
    <style:style style:name="T23" style:family="text">
      <style:text-properties style:use-window-font-color="true" loext:opacity="0%" style:font-name="Liberation Sans2" fo:font-size="9pt" fo:font-weight="bold" officeooo:rsid="00b41f32" style:font-size-asian="10.5pt" style:font-weight-asian="bold" style:font-weight-complex="bold"/>
    </style:style>
    <style:style style:name="T24" style:family="text">
      <style:text-properties fo:color="#21409a" loext:opacity="100%" fo:font-size="9pt" officeooo:rsid="007f949f" style:font-size-asian="10.5pt"/>
    </style:style>
    <style:style style:name="T25" style:family="text">
      <style:text-properties fo:color="#21409a" loext:opacity="100%" fo:font-size="9pt" officeooo:rsid="0089759d" style:font-size-asian="10.5pt"/>
    </style:style>
    <style:style style:name="T26" style:family="text">
      <style:text-properties fo:color="#21409a" loext:opacity="100%" fo:font-size="9pt" officeooo:rsid="008b2dd5" style:font-size-asian="10.5pt"/>
    </style:style>
    <style:style style:name="T27" style:family="text">
      <style:text-properties fo:color="#21409a" loext:opacity="100%" fo:font-size="11pt" fo:font-style="italic" officeooo:rsid="0092e565" style:font-size-asian="10.5pt"/>
    </style:style>
    <style:style style:name="T28" style:family="text">
      <style:text-properties fo:color="#21409a" loext:opacity="100%" fo:font-size="11pt" fo:font-style="italic" officeooo:rsid="0094b265" style:font-size-asian="10.5pt"/>
    </style:style>
    <style:style style:name="T29" style:family="text">
      <style:text-properties fo:color="#21409a" loext:opacity="100%" fo:font-size="11pt" fo:font-style="italic" officeooo:rsid="0095c1a5" style:font-size-asian="10.5pt"/>
    </style:style>
    <style:style style:name="T30" style:family="text">
      <style:text-properties fo:color="#21409a" loext:opacity="100%" style:font-name="Liberation Sans1" fo:font-size="16pt" fo:font-weight="bold" officeooo:rsid="0078a2a1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style style:name="T31" style:family="text">
      <style:text-properties fo:color="#21409a" loext:opacity="100%" style:font-name="Liberation Sans1" fo:font-size="16pt" fo:font-weight="bold" officeooo:rsid="007a1098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style style:name="T32" style:family="text">
      <style:text-properties fo:color="#21409a" loext:opacity="100%" style:font-name="Liberation Sans1" fo:font-size="11pt" fo:font-weight="bold" officeooo:rsid="0072f13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33" style:family="text">
      <style:text-properties fo:color="#21409a" loext:opacity="100%" style:font-name="Liberation Sans1" fo:font-size="11pt" fo:font-weight="bold" officeooo:rsid="0092381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34" style:family="text">
      <style:text-properties officeooo:rsid="00b4256e"/>
    </style:style>
    <style:style style:name="T35" style:family="text">
      <style:text-properties officeooo:rsid="007f949f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officeooo:rsid="0081725a"/>
    </style:style>
    <style:style style:name="T38" style:family="text">
      <style:text-properties officeooo:rsid="00c43307"/>
    </style:style>
    <style:style style:name="T39" style:family="text">
      <style:text-properties officeooo:rsid="0114db2c"/>
    </style:style>
    <style:style style:name="T40" style:family="text">
      <style:text-properties officeooo:rsid="00c525fb"/>
    </style:style>
    <style:style style:name="T41" style:family="text">
      <style:text-properties officeooo:rsid="0082129c"/>
    </style:style>
    <style:style style:name="T42" style:family="text">
      <style:text-properties officeooo:rsid="0084756d"/>
    </style:style>
    <style:style style:name="T43" style:family="text">
      <style:text-properties officeooo:rsid="007074ab"/>
    </style:style>
    <style:style style:name="T44" style:family="text">
      <style:text-properties officeooo:rsid="0083028c"/>
    </style:style>
    <style:style style:name="T45" style:family="text">
      <style:text-properties officeooo:rsid="0096fa5a"/>
    </style:style>
    <style:style style:name="T46" style:family="text">
      <style:text-properties officeooo:rsid="00850e6a"/>
    </style:style>
    <style:style style:name="T47" style:family="text">
      <style:text-properties officeooo:rsid="00b2f2ff"/>
    </style:style>
    <style:style style:name="T48" style:family="text">
      <style:text-properties officeooo:rsid="00d02a98"/>
    </style:style>
    <style:style style:name="T49" style:family="text">
      <style:text-properties officeooo:rsid="0092852f"/>
    </style:style>
    <style:style style:name="T50" style:family="text">
      <style:text-properties style:font-name="Liberation Serif2" officeooo:rsid="00d02a98" style:font-name-asian="Liberation Serif2" style:font-name-complex="Liberation Serif2"/>
    </style:style>
    <style:style style:name="T51" style:family="text">
      <style:text-properties style:font-name="Liberation Serif2" officeooo:rsid="009734d6" style:font-name-asian="Liberation Serif2" style:font-name-complex="Liberation Serif2"/>
    </style:style>
    <style:style style:name="T52" style:family="text">
      <style:text-properties style:font-name="Liberation Sans2" officeooo:rsid="00d02a98" style:font-name-asian="WenQuanYi Zen Hei Sharp" style:font-name-complex="Lohit Devanagari"/>
    </style:style>
    <style:style style:name="T53" style:family="text">
      <style:text-properties officeooo:rsid="00867d8b"/>
    </style:style>
    <style:style style:name="T54" style:family="text">
      <style:text-properties officeooo:rsid="0086e65a"/>
    </style:style>
    <style:style style:name="T55" style:family="text">
      <style:text-properties officeooo:rsid="0088e393"/>
    </style:style>
    <style:style style:name="T56" style:family="text">
      <style:text-properties style:font-name="Liberation Serif1" officeooo:rsid="0088e393" style:font-name-asian="Liberation Serif1" style:font-name-complex="Liberation Serif1"/>
    </style:style>
    <style:style style:name="T57" style:family="text">
      <style:text-properties style:font-name="Liberation Serif" officeooo:rsid="0088e393" style:font-name-asian="WenQuanYi Zen Hei Sharp" style:font-name-complex="Lohit Devanagari"/>
    </style:style>
    <style:style style:name="T58" style:family="text">
      <style:text-properties officeooo:rsid="00a54888"/>
    </style:style>
    <style:style style:name="T59" style:family="text">
      <style:text-properties officeooo:rsid="0094b265"/>
    </style:style>
    <style:style style:name="T60" style:family="text">
      <style:text-properties officeooo:rsid="00a71ba6"/>
    </style:style>
    <style:style style:name="T61" style:family="text">
      <style:text-properties officeooo:rsid="0092e565"/>
    </style:style>
    <style:style style:name="T62" style:family="text">
      <style:text-properties officeooo:rsid="00a8b94c"/>
    </style:style>
    <style:style style:name="T63" style:family="text">
      <style:text-properties officeooo:rsid="00bf16ce"/>
    </style:style>
    <style:style style:name="T64" style:family="text">
      <style:text-properties officeooo:rsid="009734d6"/>
    </style:style>
    <style:style style:name="T65" style:family="text">
      <style:text-properties officeooo:rsid="0089759d"/>
    </style:style>
    <style:style style:name="T66" style:family="text">
      <style:text-properties officeooo:rsid="008eb23b"/>
    </style:style>
    <style:style style:name="T67" style:family="text">
      <style:text-properties officeooo:rsid="00d781df"/>
    </style:style>
    <style:style style:name="T68" style:family="text">
      <style:text-properties officeooo:rsid="054e190d"/>
    </style:style>
    <style:style style:name="T69" style:family="text">
      <style:text-properties officeooo:rsid="00b3d7b2"/>
    </style:style>
    <style:style style:name="T70" style:family="text">
      <style:text-properties officeooo:rsid="008dd1c0"/>
    </style:style>
    <style:style style:name="T71" style:family="text">
      <style:text-properties officeooo:rsid="00b3f24b"/>
    </style:style>
    <style:style style:name="T72" style:family="text">
      <style:text-properties officeooo:rsid="008d6211"/>
    </style:style>
    <style:style style:name="T73" style:family="text">
      <style:text-properties officeooo:rsid="008c10c6"/>
    </style:style>
    <style:style style:name="T74" style:family="text">
      <style:text-properties officeooo:rsid="00dd0654"/>
    </style:style>
    <style:style style:name="T75" style:family="text">
      <style:text-properties officeooo:rsid="008b2dd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16" text:outline-level="2"><text:bookmark-start text:name="__RefHeading___Toc2152_3957911219"/><text:reference-mark-start text:name="ch rtv commerciali"/><text:span text:style-name="T30">A</text:span><text:span text:style-name="T31">ttività c</text:span><text:span text:style-name="T30">ommerciali</text:span><text:bookmark-end text:name="__RefHeading___Toc2152_3957911219"/><text:reference-mark-end text:name="ch rtv commercial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2"/>
          <text:p text:style-name="P3"><text:a xlink:type="simple" xlink:href="#__RefHeading___Toc195519_1164764843" text:style-name="Index_20_Link" text:visited-style-name="Index_20_Link">Campo di applicazione</text:a></text:p>
          <text:p text:style-name="P3"><text:a xlink:type="simple" xlink:href="#__RefHeading___Toc4409_2174120682" text:style-name="Index_20_Link" text:visited-style-name="Index_20_Link">Definizioni</text:a></text:p>
          <text:p text:style-name="P3"><text:a xlink:type="simple" xlink:href="#__RefHeading___Toc4411_2174120682" text:style-name="Index_20_Link" text:visited-style-name="Index_20_Link">Classificazioni</text:a></text:p>
          <text:p text:style-name="P3"><text:a xlink:type="simple" xlink:href="#__RefHeading___Toc9581_2174120682" text:style-name="Index_20_Link" text:visited-style-name="Index_20_Link">Valutazione del rischio di incendio</text:a></text:p>
          <text:p text:style-name="P3"><text:a xlink:type="simple" xlink:href="#__RefHeading___Toc3062_2036638291" text:style-name="Index_20_Link" text:visited-style-name="Index_20_Link">Strategia antincendio</text:a></text:p>
          <text:p text:style-name="P4"><text:a xlink:type="simple" xlink:href="#__RefHeading___Toc9583_2174120682" text:style-name="Index_20_Link" text:visited-style-name="Index_20_Link">Reazione al fuoco</text:a></text:p>
          <text:p text:style-name="P4"><text:a xlink:type="simple" xlink:href="#__RefHeading___Toc9585_2174120682" text:style-name="Index_20_Link" text:visited-style-name="Index_20_Link">Resistenza al fuoco</text:a></text:p>
          <text:p text:style-name="P4"><text:a xlink:type="simple" xlink:href="#__RefHeading___Toc9587_2174120682" text:style-name="Index_20_Link" text:visited-style-name="Index_20_Link">Compartimentazione</text:a></text:p>
          <text:p text:style-name="P4"><text:a xlink:type="simple" xlink:href="#__RefHeading___Toc9589_2174120682" text:style-name="Index_20_Link" text:visited-style-name="Index_20_Link">Esodo</text:a></text:p>
          <text:p text:style-name="P4"><text:a xlink:type="simple" xlink:href="#__RefHeading___Toc9591_2174120682" text:style-name="Index_20_Link" text:visited-style-name="Index_20_Link">Gestione della sicurezza antincendio</text:a></text:p>
          <text:p text:style-name="P4"><text:a xlink:type="simple" xlink:href="#__RefHeading___Toc9593_2174120682" text:style-name="Index_20_Link" text:visited-style-name="Index_20_Link">Controllo dell’incendio</text:a></text:p>
          <text:p text:style-name="P4"><text:a xlink:type="simple" xlink:href="#__RefHeading___Toc9595_2174120682" text:style-name="Index_20_Link" text:visited-style-name="Index_20_Link">Rivelazione ed allarme</text:a></text:p>
          <text:p text:style-name="P4"><text:a xlink:type="simple" xlink:href="#__RefHeading___Toc9597_2174120682" text:style-name="Index_20_Link" text:visited-style-name="Index_20_Link">Controllo di fumi e calore</text:a></text:p>
          <text:p text:style-name="P4"><text:a xlink:type="simple" xlink:href="#__RefHeading___Toc9599_2174120682" text:style-name="Index_20_Link" text:visited-style-name="Index_20_Link">Operatività antincendio</text:a></text:p>
          <text:p text:style-name="P4"><text:a xlink:type="simple" xlink:href="#__RefHeading___Toc9601_2174120682" text:style-name="Index_20_Link" text:visited-style-name="Index_20_Link">Sicurezza impianti tecnologici e di servizio</text:a></text:p>
          <text:p text:style-name="P3"><text:a xlink:type="simple" xlink:href="#__RefHeading___Toc9603_2174120682" text:style-name="Index_20_Link" text:visited-style-name="Index_20_Link">Altre indicazioni</text:a></text:p>
          <text:p text:style-name="P3"><text:a xlink:type="simple" xlink:href="#__RefHeading___Toc9605_2174120682" text:style-name="Index_20_Link" text:visited-style-name="Index_20_Link">Riferimenti</text:a></text:p>
        </text:index-body>
      </text:table-of-content>
      <text:p text:style-name="P9"><text:bookmark-start text:name="__RefHeading__71512_1701760167"/><text:bookmark-end text:name="__RefHeading__71512_1701760167"/><text:span text:style-name="T32"/></text:p>
      <text:h text:style-name="P20" text:outline-level="3"><text:bookmark-start text:name="__RefHeading___Toc195519_1164764843"/><text:span text:style-name="T33">C</text:span>ampo di applicazione<text:bookmark-end text:name="__RefHeading___Toc195519_1164764843"/></text:h>
      <text:list xml:id="list71438865" text:style-name="EG_20_All_20_commi">
        <text:list-item text:start-value="1">
          <text:p text:style-name="P22"><text:span text:style-name="T3">La presente regola tecnica verticale reca disposizioni di prevenzione incendi riguardanti le attività commerciali, ove sia prevista la vendita e l’esposizione di beni, con superficie lorda s</text:span><text:span text:style-name="T4">uperiore a</text:span><text:span text:style-name="T3"> 400 m</text:span><text:span text:style-name="EG_20_Apice"><text:span text:style-name="T16">2</text:span></text:span><text:span text:style-name="T3"> comprensiva di servizi, depositi e spazi comuni coperti.</text:span></text:p>
        </text:list-item>
      </text:list>
      <text:h text:style-name="P17" text:outline-level="3"><text:bookmark-start text:name="__RefHeading___Toc4409_2174120682"/>Definizioni<text:bookmark-end text:name="__RefHeading___Toc4409_2174120682"/></text:h>
      <text:list xml:id="list65533115175588" text:continue-list="list71438865" text:style-name="EG_20_All_20_commi">
        <text:list-item text:start-value="1">
          <text:p text:style-name="P23">Attività commerciale: attività costituita da una o più aree di vendita comunicanti anche afferenti a responsabili diversi, comprensiva di servizi, depositi e spazi comuni coperti.</text:p>
        </text:list-item>
        <text:list-item>
          <text:p text:style-name="P25"><text:span text:style-name="T35">Spazio comune: area a servizio di più aree di vendita (</text:span><text:span text:style-name="T5">es. </text:span><text:span text:style-name="T35">atrii, gallerie, sistemi di collegamento quali corridoi, scale, …).</text:span></text:p>
        </text:list-item>
        <text:list-item>
          <text:p text:style-name="P23">Mall: galleria interna all’attività commerciale anche su più piani su cui si affacciano le aree di vendita, i relativi servizi e depositi.</text:p>
        </text:list-item>
        <text:list-item>
          <text:p text:style-name="P23">Vendita da retrobanco: attività commerciale con limitati spazi aperti al pubblico per la vendita e l’esposizione dei beni.</text:p>
        </text:list-item>
      </text:list>
      <text:list xml:id="list823846767" text:style-name="EG_20_All_20_nota_20_auto">
        <text:list-item>
          <text:p text:style-name="P15">In queste attività la vendita viene effettuata al banco, ordinando i beni che vengono prelevati dagli addetti dell’attività commerciale (<text:span text:style-name="T35">es. </text:span>autoricambi, ferramenta, distributori di materiale elettrico, idraulico, …).</text:p>
        </text:list-item>
      </text:list>
      <text:list xml:id="list65533799429362" text:continue-list="list65533115175588" text:style-name="EG_20_All_20_commi">
        <text:list-item>
          <text:p text:style-name="P23">Articoli pirotecnici NSL: <text:span text:style-name="T36">articoli pirotecnici</text:span> non soggetti a <text:span text:style-name="Emphasis">licenza per la minuta vendita di esplosivi</text:span> ai sensi del Regio Decreto 18 giugno 1931, n. 773.</text:p>
        </text:list-item>
      </text:list>
      <text:h text:style-name="P17" text:outline-level="3"><text:bookmark-start text:name="__RefHeading___Toc4411_2174120682"/>Classificazioni<text:bookmark-end text:name="__RefHeading___Toc4411_2174120682"/></text:h>
      <text:list xml:id="list65533587131091" text:continue-list="list65533799429362" text:style-name="EG_20_All_20_commi">
        <text:list-item text:start-value="1">
          <text:p text:style-name="P22">Ai fini della presente regola tecnica, le attività commerciali sono classificat<text:span text:style-name="T37">e</text:span> come segue:</text:p>
          <text:list>
            <text:list-item>
              <text:p text:style-name="P22">in relazione alla <text:span text:style-name="Emphasis">superficie lorda utile</text:span> A:</text:p>
              <text:p text:style-name="P22"><text:span text:style-name="T1">AA</text:span>: A ≤ 1500 m<text:span text:style-name="EG_20_Apice">2</text:span>;</text:p>
              <text:p text:style-name="P22"><text:span text:style-name="T1">AB</text:span>: 1500 m<text:span text:style-name="EG_20_Apice">2</text:span> &lt; A ≤ 3000 m<text:span text:style-name="EG_20_Apice">2</text:span>;</text:p>
              <text:p text:style-name="P22"><text:span text:style-name="T1">AC</text:span>: 3000 m<text:span text:style-name="EG_20_Apice">2</text:span> &lt; A ≤ 5000 m<text:span text:style-name="EG_20_Apice">2</text:span>;</text:p>
              <text:p text:style-name="P22"><text:span text:style-name="T1">AD</text:span>: 5000 m<text:span text:style-name="EG_20_Apice">2</text:span> &lt; A ≤ 10000 m<text:span text:style-name="EG_20_Apice">2</text:span>;</text:p>
              <text:p text:style-name="P22"><text:span text:style-name="T1">AE</text:span>: A &gt; 10000 <text:span text:style-name="T6">m</text:span><text:span text:style-name="EG_20_Apice"><text:span text:style-name="T17">2</text:span></text:span>.</text:p>
            </text:list-item>
          </text:list>
        </text:list-item>
      </text:list>
      <text:list xml:id="list65533914068297" text:continue-list="list823846767" text:style-name="EG_20_All_20_nota_20_auto">
        <text:list-item>
          <text:p text:style-name="P15"><text:span text:style-name="T37">N</text:span>el computo della <text:span text:style-name="Emphasis">superficie lorda utile</text:span> A, oltre alle aree destinate alla vendita, devono essere considerate solo le aree destinate a servizi, depositi e spazi comuni coperti direttamente funzionali all’attività commerciale, così come definite al successivo <text:span text:style-name="T38">comma</text:span> 2. Ad esempio, non si considerano aree direttamente funzionali quelle delle attività produttive o artigianali eventualmente presenti nell’opera da costruzione, anche se comunicanti con l’attività commerciale.</text:p>
        </text:list-item>
        <text:list-item>
          <text:p text:style-name="P15">La <text:span text:style-name="Emphasis">superficie lorda utile</text:span> A è impiegata per l’individuazione delle misure di sicurezza e non ai fini del campo di applicazione della presente regola tecnica.</text:p>
        </text:list-item>
      </text:list>
      <text:list xml:id="list65533158399331" text:continue-list="list65533587131091" text:style-name="EG_20_All_20_commi">
        <text:list-item>
          <text:list>
            <text:list-item>
              <text:p text:style-name="P22"><text:span text:style-name="T39">in relazione</text:span> alla <text:span text:style-name="Emphasis">quota d</text:span><text:span text:style-name="Emphasis"><text:span text:style-name="T40">ei</text:span></text:span><text:span text:style-name="Emphasis"> piani</text:span> h:</text:p>
              <text:p text:style-name="P22"><text:span text:style-name="T2">HA</text:span>: -1 m ≤ h ≤ 6 m;</text:p>
              <text:p text:style-name="P22"><text:span text:style-name="T2">HB</text:span>: -5 m ≤ h ≤ 12 m;</text:p>
              <text:p text:style-name="P24"><text:span text:style-name="T1">HC</text:span>: -10 m ≤ h ≤ 24 m;</text:p>
              <text:p text:style-name="P34"><text:soft-page-break/><text:span text:style-name="T1">HD</text:span>: tutti gli altri casi non rientranti nella classificazione precedente.</text:p>
            </text:list-item>
          </text:list>
        </text:list-item>
      </text:list>
      <text:list xml:id="list65533622878244" text:continue-list="list65533914068297" text:style-name="EG_20_All_20_nota_20_auto">
        <text:list-item>
          <text:p text:style-name="P15">Per la classificazione in relazione alla quota dei piani h possono essere omesse le quote dei piani dei percorsi di collegamento dell’attività commerciale con altre attività (<text:span text:style-name="T24">es. </text:span>autorimesse, locali di pubblico spettacolo, …).</text:p>
        </text:list-item>
      </text:list>
      <text:list xml:id="list65533251862784" text:continue-list="list65533158399331" text:style-name="EG_20_All_20_commi">
        <text:list-item>
          <text:p text:style-name="P25">Le aree dell’attività direttamente funzionali<text:span text:style-name="T41"> </text:span>sono classificate come segue:</text:p>
          <text:p text:style-name="P25"><text:span text:style-name="T1">TA</text:span>: aree di vendita ed esposizione comprensive di spazi comuni, accessibili al pubblico;</text:p>
          <text:p text:style-name="P25"><text:span text:style-name="T1">TB1</text:span>: aree di vendita ed esposizione comprensive di spazi comuni, accessibili al pubblico in numero limitato ed accompagnato da addetti;</text:p>
        </text:list-item>
      </text:list>
      <text:list xml:id="list65532912422987" text:continue-list="list65533622878244" text:style-name="EG_20_All_20_nota_20_auto">
        <text:list-item>
          <text:p text:style-name="P15">Ad esempio: <text:span text:style-name="Emphasis">showroom</text:span> aziendale inserito in un’attività produttiva, artigianale o di servizio.</text:p>
        </text:list-item>
        <text:list-item>
          <text:p text:style-name="P15">Fanno parte delle aree TA eventuali <text:span text:style-name="Emphasis">showroom</text:span><text:span text:style-name="Emphasis"><text:span text:style-name="T41">s</text:span></text:span> inseriti in un centro commerciale.</text:p>
        </text:list-item>
      </text:list>
      <text:list xml:id="list65533938738387" text:continue-list="list65533251862784" text:style-name="EG_20_All_20_commi">
        <text:list-header>
          <text:p text:style-name="P25"><text:span text:style-name="T1">TB2</text:span>: aree per vendita da retrobanco comprensive di spazi comuni, accessibili al pubblico, di superficie ≤ 100 m<text:span text:style-name="EG_20_Apice">2</text:span>;</text:p>
        </text:list-header>
      </text:list>
      <text:list xml:id="list65533669613670" text:continue-list="list65532912422987" text:style-name="EG_20_All_20_nota_20_auto">
        <text:list-item>
          <text:p text:style-name="P15">Ad esempio: punti vendita di ricambi o componenti, …</text:p>
        </text:list-item>
      </text:list>
      <text:list xml:id="list65534586668186" text:continue-list="list65533938738387" text:style-name="EG_20_All_20_commi">
        <text:list-header>
          <text:p text:style-name="P25"><text:span text:style-name="T1">TC</text:span>: aree non aperte al pubblico, adibite ad uffici e servizi, di superficie &gt; 200 m<text:span text:style-name="EG_20_Apice">2</text:span>;</text:p>
          <text:p text:style-name="P22"><text:span text:style-name="T1">TK1</text:span>: aree collegate ad aree TA ove si effettuano lavorazioni pericolose ai fini dell’incendio o dell’esplosione, aventi superficie &gt; 150 m<text:span text:style-name="EG_20_Apice">2</text:span>;</text:p>
        </text:list-header>
      </text:list>
      <text:list xml:id="list65533023163487" text:continue-list="list65533669613670" text:style-name="EG_20_All_20_nota_20_auto">
        <text:list-item>
          <text:p text:style-name="P15">Ad esempio: aree di taglio legno, officine di montaggio o riparazione di parti, aree per la miscelazione di vernici, …</text:p>
        </text:list-item>
      </text:list>
      <text:list xml:id="list65534485368207" text:continue-list="list65534586668186" text:style-name="EG_20_All_20_commi">
        <text:list-header>
          <text:p text:style-name="P25"><text:span text:style-name="T1">TK2</text:span>: aree esterne all’opera da costruzione, coperte o scoperte, destinate anche temporaneamente allo stoccaggio, alla movimentazione ed al carico/scarico delle merci, al deposito dei materiali di scarto e degli imballaggi;</text:p>
          <text:p text:style-name="P25"><text:span text:style-name="T1">TM1</text:span>: depositi con carico di incendio specifico q<text:span text:style-name="EG_20_Pedice">f</text:span> &gt; 600 MJ/m<text:span text:style-name="EG_20_Apice">2</text:span>, aventi superficie &gt; 200 m<text:span text:style-name="EG_20_Apice">2</text:span>;</text:p>
          <text:p text:style-name="P25"><text:span text:style-name="T1">TM2</text:span>: depositi con carico di incendio specifico q<text:span text:style-name="EG_20_Pedice">f</text:span> &gt; 1200 MJ/m<text:span text:style-name="EG_20_Apice">2</text:span>;</text:p>
          <text:p text:style-name="P25"><text:span text:style-name="T1">TM3</text:span>: depositi di <text:span text:style-name="Emphasis">articoli pirotecnici NSL</text:span>, con quantitativi netti di manufatti ≤ 150 kg;</text:p>
          <text:p text:style-name="P25"><text:span text:style-name="T1">TT1</text:span>: locali in cui siano presenti quantità significative di apparecchiature elettriche ed elettroniche, locali tecnici rilevanti ai fini della sicurezza antincendio;</text:p>
        </text:list-header>
      </text:list>
      <text:list xml:id="list65533724409263" text:continue-list="list65533023163487" text:style-name="EG_20_All_20_nota_20_auto">
        <text:list-item>
          <text:p text:style-name="P15">Ad esempio: CED, sala server, cabine elettriche, …</text:p>
        </text:list-item>
      </text:list>
      <text:list xml:id="list65534175197224" text:continue-list="list65534485368207" text:style-name="EG_20_All_20_commi">
        <text:list-header>
          <text:p text:style-name="P25"><text:span text:style-name="T1">TT2</text:span>: aree destinate alla ricarica di accumulatori elettrici di trazione;</text:p>
        </text:list-header>
      </text:list>
      <text:list xml:id="list65534166145686" text:continue-list="list65533724409263" text:style-name="EG_20_All_20_nota_20_auto">
        <text:list-item>
          <text:p text:style-name="P15">Ad esempio muletti, <text:span text:style-name="Emphasis">transpallet</text:span>, macchine per la pulizia con uomo a bordo, …</text:p>
        </text:list-item>
      </text:list>
      <text:list xml:id="list65534451573790" text:continue-list="list65534175197224" text:style-name="EG_20_All_20_commi">
        <text:list-header>
          <text:p text:style-name="P25"><text:span text:style-name="T1">TZ</text:span>: altre aree non ricomprese nelle precedenti.</text:p>
        </text:list-header>
        <text:list-item>
          <text:p text:style-name="P22">Sono considerate aree a rischio specifico (<text:span text:style-name="T42">c</text:span>apitolo <text:reference-ref text:reference-format="chapter" text:ref-name="ch aree a rischio specifico">Errore: sorgente del riferimento non trovata</text:reference-ref>) almeno le seguenti aree: aree TK1, TK2, TM2, TM3, TT2.</text:p>
        </text:list-item>
      </text:list>
      <text:h text:style-name="P18" text:outline-level="3"><text:bookmark-start text:name="__RefHeading___Toc9581_2174120682"/>Valutazione del rischio di incendio<text:bookmark-end text:name="__RefHeading___Toc9581_2174120682"/></text:h>
      <text:list xml:id="list65534001413425" text:continue-list="list65534451573790" text:style-name="EG_20_All_20_commi">
        <text:list-item text:start-value="1">
          <text:p text:style-name="P22">La progettazione della sicurezza antincendio deve essere effettuata attuando la metodologia di cui al capitolo <text:reference-ref text:reference-format="chapter" text:ref-name="ch progettazione">Errore: sorgente del riferimento non trovata</text:reference-ref>.</text:p>
        </text:list-item>
        <text:list-item>
          <text:p text:style-name="P22">I <text:span text:style-name="T36">profili di rischio</text:span> sono determinati secondo la metodologia di cui al capitolo <text:reference-ref text:reference-format="chapter" text:ref-name="ch profili di rischio">Errore: sorgente del riferimento non trovata</text:reference-ref>.</text:p>
        </text:list-item>
      </text:list>
      <text:h text:style-name="P18" text:outline-level="3"><text:bookmark-start text:name="__RefHeading___Toc3062_2036638291"/><text:soft-page-break/>Strategia antincendio<text:bookmark-end text:name="__RefHeading___Toc3062_2036638291"/></text:h>
      <text:list xml:id="list65533643669050" text:continue-list="list65534001413425" text:style-name="EG_20_All_20_commi">
        <text:list-item text:start-value="1">
          <text:p text:style-name="P22">Devono essere applicate <text:span text:style-name="T36">tutte</text:span> le misure antincendio della <text:span text:style-name="Emphasis">regola tecnica orizzontale</text:span> attribuendo i livelli di prestazione secondo i criteri in esse definiti, fermo restando quanto indicato al successivo <text:span text:style-name="T38">comma</text:span> 3.</text:p>
        </text:list-item>
        <text:list-item>
          <text:p text:style-name="P22">Devono essere applicate le prescrizioni del capitolo <text:reference-ref text:reference-format="chapter" text:ref-name="ch aree a rischio specifico">Errore: sorgente del riferimento non trovata</text:reference-ref><text:span text:style-name="T43"> in merito alle aree a rischio specifico e le prescrizioni delle altre </text:span><text:span text:style-name="Emphasis"><text:span text:style-name="T43">regole tecniche verticali</text:span></text:span><text:span text:style-name="T43">, ove pertinenti.</text:span></text:p>
        </text:list-item>
        <text:list-item>
          <text:p text:style-name="P22">Nei paragrafi che seguono sono riportate indicazioni complementari o sostitutive delle <text:span text:style-name="Emphasis">soluzioni conformi</text:span> previste dai corrispondenti livelli di prestazione della RTO.</text:p>
        </text:list-item>
      </text:list>
      <text:h text:style-name="P21" text:outline-level="4"><text:bookmark-start text:name="__RefHeading___Toc9583_2174120682"/>Reazione al fuoco<text:bookmark-end text:name="__RefHeading___Toc9583_2174120682"/></text:h>
      <text:list xml:id="list65534229838027" text:continue-list="list65533643669050" text:style-name="EG_20_All_20_commi">
        <text:list-item text:start-value="1">
          <text:p text:style-name="P22"><text:span text:style-name="T44">Nelle vie d’esodo verticali, </text:span><text:span text:style-name="Emphasis"><text:span text:style-name="T7">percorsi d’esodo</text:span></text:span><text:span text:style-name="T44"> (es. corridoi, atri, filtri, …) e </text:span><text:span text:style-name="Emphasis"><text:span text:style-name="T45">spazi calmi</text:span></text:span><text:span text:style-name="T44"> devono essere impiegati materiali appartenenti almeno al gruppo GM2 di reazione al fuoco (capitolo </text:span><text:span text:style-name="T44"><text:reference-ref text:reference-format="chapter" text:ref-name="ch reazione al fuoco">Errore: sorgente del riferimento non trovata</text:reference-ref></text:span><text:span text:style-name="T44">).</text:span></text:p>
        </text:list-item>
        <text:list-item>
          <text:p text:style-name="P25"><text:span text:style-name="T44">Negli spazi di esposizione e vendita delle aree TA devono essere impiegati materiali almeno appartenenti al gruppo GM3, limitatamente ai materiali </text:span><text:span text:style-name="T8">p</text:span><text:span text:style-name="T9">er </text:span><text:span text:style-name="Emphasis"><text:span text:style-name="T9">rivestimento e completamento</text:span></text:span><text:span text:style-name="T9">, per </text:span><text:span text:style-name="Emphasis"><text:span text:style-name="T9">isolamento</text:span></text:span><text:span text:style-name="T9">, per </text:span><text:span text:style-name="Emphasis"><text:span text:style-name="T9">impianti</text:span></text:span><text:span text:style-name="T44"> (</text:span><text:span text:style-name="T8">p</text:span><text:span text:style-name="T9">aragrafo</text:span><text:span text:style-name="T44"> </text:span><text:span text:style-name="T44"><text:reference-ref text:reference-format="chapter" text:ref-name="ch reazione al fuoco gruppi">Errore: sorgente del riferimento non trovata</text:reference-ref></text:span><text:span text:style-name="T44">).</text:span></text:p>
        </text:list-item>
      </text:list>
      <text:h text:style-name="P21" text:outline-level="4"><text:bookmark-start text:name="__RefHeading___Toc9585_2174120682"/>Resistenza al fuoco<text:bookmark-end text:name="__RefHeading___Toc9585_2174120682"/></text:h>
      <text:list xml:id="list65533469108132" text:continue-list="list65534229838027" text:style-name="EG_20_All_20_commi">
        <text:list-item text:start-value="1">
          <text:p text:style-name="P26">La classe di resistenza al fuoco dei compartimenti (<text:span text:style-name="T46">c</text:span>apitolo <text:reference-ref text:reference-format="chapter" text:ref-name="ch resistenza al fuoco">Errore: sorgente del riferimento non trovata</text:reference-ref>) non può essere<text:span text:style-name="T47"> </text:span>inferiore a quanto previsto in tabella <text:sequence-ref text:reference-format="value" text:ref-name="refTable194">V.8-1</text:sequence-ref>.</text:p>
        </text:list-item>
      </text:list>
      <table:table table:name="Table1" table:style-name="Table1">
        <table:table-column table:style-name="Table1.A" table:number-columns-repeated="5"/>
        <table:table-row table:style-name="Table1.1">
          <table:table-cell table:style-name="Table1.A1" table:number-rows-spanned="2" office:value-type="string">
            <text:p text:style-name="P7">Compartimenti</text:p>
          </table:table-cell>
          <table:table-cell table:style-name="Table1.B1" table:number-columns-spanned="4" office:value-type="string">
            <text:p text:style-name="P7"><text:span text:style-name="T47">A</text:span>ttività</text:p>
          </table:table-cell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A2" office:value-type="string">
            <text:p text:style-name="P7">HA</text:p>
          </table:table-cell>
          <table:table-cell table:style-name="Table1.A2" office:value-type="string">
            <text:p text:style-name="P7">HB</text:p>
          </table:table-cell>
          <table:table-cell table:style-name="Table1.A2" office:value-type="string">
            <text:p text:style-name="P7">HC</text:p>
          </table:table-cell>
          <table:table-cell table:style-name="Table1.E2" office:value-type="string">
            <text:p text:style-name="P7">HD</text:p>
          </table:table-cell>
        </table:table-row>
        <table:table-row table:style-name="TableLine94511327731936">
          <table:table-cell table:style-name="Table1.A3" office:value-type="string">
            <text:p text:style-name="P10">Fuori terra</text:p>
          </table:table-cell>
          <table:table-cell table:style-name="Table1.A3" office:value-type="string">
            <text:p text:style-name="P5">30 [1]</text:p>
          </table:table-cell>
          <table:table-cell table:style-name="Table1.A3" table:number-columns-spanned="2" office:value-type="string">
            <text:p text:style-name="P5">60</text:p>
          </table:table-cell>
          <table:covered-table-cell/>
          <table:table-cell table:style-name="Table1.E3" office:value-type="string">
            <text:p text:style-name="P5">90</text:p>
          </table:table-cell>
        </table:table-row>
        <table:table-row table:style-name="TableLine94511182479360">
          <table:table-cell table:style-name="Table1.A3" office:value-type="string">
            <text:p text:style-name="P10">Interrati</text:p>
          </table:table-cell>
          <table:table-cell table:style-name="Table1.A3" office:value-type="string">
            <text:p text:style-name="P5">-</text:p>
          </table:table-cell>
          <table:table-cell table:style-name="Table1.E3" table:number-columns-spanned="3" office:value-type="string">
            <text:p text:style-name="P5">90</text:p>
          </table:table-cell>
          <table:covered-table-cell/>
          <table:covered-table-cell/>
        </table:table-row>
        <table:table-row table:style-name="TableLine94511114730784">
          <table:table-cell table:style-name="Table1.E3" table:number-columns-spanned="5" office:value-type="string">
            <text:p text:style-name="P8">[1] Per le attività classificate AA o AB, che occupino un unico piano a quota compresa fra -1 m e <text:span text:style-name="T48">+</text:span>1 m, in oper<text:span text:style-name="T49">e </text:span>da costruzione destinate esclusivamente a tali attività e compartimentate rispetto ad altre opere da costruzione, senza comunicazioni, è ammessa classe di resistenza al fuoco <text:span text:style-name="T50">≥</text:span><text:span text:style-name="T52"> </text:span>15.</text:p>
          </table:table-cell>
          <table:covered-table-cell/>
          <table:covered-table-cell/>
          <table:covered-table-cell/>
          <table:covered-table-cell/>
        </table:table-row>
      </table:table>
      <text:p text:style-name="P6">Tab<text:span text:style-name="T27">ella</text:span> <text:sequence text:ref-name="refTable194" text:name="Table" text:formula="ooow:Table+1" style:num-format="1">V.8-1</text:sequence>: Classe di resistenza al fuoco</text:p>
      <text:h text:style-name="P21" text:outline-level="4"><text:bookmark-start text:name="__RefHeading___Toc9587_2174120682"/>Compartimentazione<text:bookmark-end text:name="__RefHeading___Toc9587_2174120682"/></text:h>
      <text:list xml:id="list65533090562497" text:continue-list="list65533469108132" text:style-name="EG_20_All_20_commi">
        <text:list-item text:start-value="1">
          <text:p text:style-name="P26">Le aree di tipo TA devono rispettare le quote di piano, le limitazioni e le misure antincendio della tabella <text:sequence-ref text:reference-format="value" text:ref-name="refTable195">V.8-2</text:sequence-ref>.</text:p>
        </text:list-item>
        <text:list-item>
          <text:p text:style-name="P28">Le aree dell’attività devono avere le caratteristiche di compartimentazione (<text:span text:style-name="T53">c</text:span>apitolo <text:reference-ref text:reference-format="chapter" text:ref-name="ch compartimentazione">Errore: sorgente del riferimento non trovata</text:reference-ref>) previste in tabella <text:sequence-ref text:reference-format="value" text:ref-name="refTable196">V.8-3</text:sequence-ref></text:p>
        </text:list-item>
        <text:list-item>
          <text:p text:style-name="P22"><text:span text:style-name="T54">Per le attività con controllo dell’incendio (capitolo </text:span><text:span text:style-name="T54"><text:reference-ref text:reference-format="chapter" text:ref-name="ch controllo incendio">Errore: sorgente del riferimento non trovata</text:reference-ref></text:span><text:span text:style-name="T54">) di livello di prestazione IV, la quota 12 m dei piani </text:span><text:span text:style-name="T10">d</text:span><text:span text:style-name="T11">el paragrafo </text:span><text:span text:style-name="T11"><text:reference-ref text:reference-format="chapter" text:ref-name="ch compartimentazione multipiano">Errore: sorgente del riferimento non trovata</text:reference-ref></text:span><text:span text:style-name="T54"> </text:span><text:span text:style-name="T10">p</text:span><text:span text:style-name="T11">er la</text:span><text:span text:style-name="T54"> </text:span><text:span text:style-name="Emphasis"><text:span text:style-name="T54">compartimentazione multipiano</text:span></text:span><text:span text:style-name="T54"> è riferibile a 15 m.</text:span></text:p>
        </text:list-item>
        <text:list-item>
          <text:p text:style-name="P29">Le aree TA devono essere compartimentate rispetto alle aree TK2, oppure devono essere interposte distanze di separazione (<text:span text:style-name="T55">c</text:span>apitolo <text:reference-ref text:reference-format="chapter" text:ref-name="ch compartimentazione">Errore: sorgente del riferimento non trovata</text:reference-ref>) assumendo il carico d’incendio specifico delle aree TK2 q<text:span text:style-name="EG_20_Pedice">f</text:span> <text:span text:style-name="T56">≥</text:span><text:span text:style-name="T57"> </text:span>600 MJ/m<text:span text:style-name="EG_20_Apice">2</text:span>.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7">Quote dei piani</text:p>
          </table:table-cell>
          <table:table-cell table:style-name="Table2.A1" office:value-type="string">
            <text:p text:style-name="P7">Limitazioni</text:p>
          </table:table-cell>
          <table:table-cell table:style-name="Table2.C1" office:value-type="string">
            <text:p text:style-name="P7">Misure antincendio aggiuntive</text:p>
          </table:table-cell>
        </table:table-row>
        <table:table-row table:style-name="Table2.1">
          <table:table-cell table:style-name="Table2.A2" office:value-type="string">
            <text:p text:style-name="P5">-1 m ≤ h ≤ 12 m</text:p>
          </table:table-cell>
          <table:table-cell table:style-name="Table2.A2" office:value-type="string">
            <text:p text:style-name="P5">Nessuna</text:p>
          </table:table-cell>
          <table:table-cell table:style-name="Table2.C2" office:value-type="string">
            <text:p text:style-name="P8">Nessun requisito aggiuntivo</text:p>
          </table:table-cell>
        </table:table-row>
        <table:table-row table:style-name="Table2.1">
          <table:table-cell table:style-name="Table2.A2" office:value-type="string">
            <text:p text:style-name="P5">h &gt; 12 m</text:p>
          </table:table-cell>
          <table:table-cell table:style-name="Table2.A2" office:value-type="string">
            <text:p text:style-name="P5">Nessuna</text:p>
          </table:table-cell>
          <table:table-cell table:style-name="Table2.C2" office:value-type="string">
            <text:list xml:id="list765362518" text:style-name="EG_20_Elenco_20_semplice">
              <text:list-item>
                <text:p text:style-name="P14">Rivelazione ed allarme (<text:span text:style-name="T58">c</text:span>apitolo <text:reference-ref text:reference-format="chapter" text:ref-name="ch IRAI">Errore: sorgente del riferimento non trovata</text:reference-ref>) di livello di prestazione IV;</text:p>
              </text:list-item>
              <text:list-item>
                <text:p text:style-name="P14">Tutte le vie d’esodo verticali di tipo protetto [1].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5">-5 m ≤ h &lt; -1 m [3]</text:p>
          </table:table-cell>
          <table:table-cell table:style-name="Table2.A2" office:value-type="string">
            <text:p text:style-name="P5">AA con<text:line-break/>q<text:span text:style-name="EG_20_Pedice">f</text:span> ≤ 600 MJ/m<text:span text:style-name="EG_20_Apice">2</text:span></text:p>
          </table:table-cell>
          <table:table-cell table:style-name="Table2.C2" office:value-type="string">
            <text:p text:style-name="P8">Nessun requisito aggiuntivo</text:p>
          </table:table-cell>
        </table:table-row>
        <table:table-row table:style-name="Table2.1">
          <table:table-cell table:style-name="Table2.A2" office:value-type="string">
            <text:p text:style-name="P5">-5 m ≤ h &lt; -1 m [3]</text:p>
          </table:table-cell>
          <table:table-cell table:style-name="Table2.A2" office:value-type="string">
            <text:p text:style-name="P5">Nessuna</text:p>
          </table:table-cell>
          <table:table-cell table:style-name="Table2.C2" office:value-type="string">
            <text:list xml:id="list65533738786329" text:continue-numbering="true" text:style-name="EG_20_Elenco_20_semplice">
              <text:list-item>
                <text:p text:style-name="P14">Controllo dell’incendio (<text:span text:style-name="T59">c</text:span>apitolo <text:reference-ref text:reference-format="chapter" text:ref-name="ch controllo incendio">Errore: sorgente del riferimento non trovata</text:reference-ref>) di livello di prestazione IV [2];</text:p>
              </text:list-item>
              <text:list-item>
                <text:p text:style-name="P14">Rivelazione ed allarme (<text:span text:style-name="T59">c</text:span>apitolo <text:reference-ref text:reference-format="chapter" text:ref-name="ch IRAI">Errore: sorgente del riferimento non trovata</text:reference-ref>) di livello di prestazione IV;</text:p>
              </text:list-item>
              <text:list-item>
                <text:p text:style-name="P14">Controllo di fumi e calore (<text:span text:style-name="T59">c</text:span>apitolo <text:reference-ref text:reference-format="chapter" text:ref-name="ch SEFC">Errore: sorgente del riferimento non trovata</text:reference-ref>) di livello di prestazione III.</text:p>
              </text:list-item>
            </text:list>
          </table:table-cell>
        </table:table-row>
        <table:table-row table:style-name="Table2.1">
          <table:table-cell table:style-name="Table2.A6" table:number-columns-spanned="3" office:value-type="string">
            <text:p text:style-name="P8">[1] Per attività con <text:span text:style-name="T60">quota dei piani </text:span>h &gt; 24 m, vie di esodo verticali di tipo a prova di fumo.</text:p>
            <text:p text:style-name="P8">[2] Per attività con carico d’incendio specifico q<text:span text:style-name="EG_20_Pedice">f</text:span> ≤ 600 MJ/m<text:span text:style-name="EG_20_Apice">2</text:span> è ammesso il livello di prestazione III per il controllo dell’incendio (<text:span text:style-name="T61">c</text:span>apitolo <text:reference-ref text:reference-format="chapter" text:ref-name="ch controllo incendio">Errore: sorgente del riferimento non trovata</text:reference-ref>).</text:p>
            <text:p text:style-name="P8">[3] Nel caso di un solo piano interrato è ammess<text:span text:style-name="T60">a quota dei piani </text:span>h sino a -7,5 m.</text:p>
          </table:table-cell>
          <table:covered-table-cell/>
          <table:covered-table-cell/>
        </table:table-row>
      </table:table>
      <text:p text:style-name="P6"><text:span text:style-name="T27">Tabella</text:span> <text:sequence text:ref-name="refTable195" text:name="Table" text:formula="ooow:Table+1" style:num-format="1">V.8-2</text:sequence>: Quote di piano, limitazioni e misure antincendio delle aree di tipo TA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2" office:value-type="string">
            <text:p text:style-name="P7">Are<text:span text:style-name="T47">a</text:span></text:p>
          </table:table-cell>
          <table:table-cell table:style-name="Table3.B1" table:number-columns-spanned="4" office:value-type="string">
            <text:p text:style-name="P7"><text:span text:style-name="T47">A</text:span>ttività</text:p>
          </table:table-cell>
          <table:covered-table-cell/>
          <table:covered-table-cell/>
          <table:covered-table-cell/>
        </table:table-row>
        <table:table-row table:style-name="Table3.1">
          <table:covered-table-cell/>
          <table:table-cell table:style-name="Table3.A2" office:value-type="string">
            <text:p text:style-name="P7">HA</text:p>
          </table:table-cell>
          <table:table-cell table:style-name="Table3.A2" office:value-type="string">
            <text:p text:style-name="P7">HB</text:p>
          </table:table-cell>
          <table:table-cell table:style-name="Table3.A2" office:value-type="string">
            <text:p text:style-name="P7">HC</text:p>
          </table:table-cell>
          <table:table-cell table:style-name="Table3.E2" office:value-type="string">
            <text:p text:style-name="P7">HD</text:p>
          </table:table-cell>
        </table:table-row>
        <table:table-row table:style-name="TableLine94511119715328">
          <table:table-cell table:style-name="Table3.A3" office:value-type="string">
            <text:p text:style-name="P5">TA, TB1, TB2</text:p>
          </table:table-cell>
          <table:table-cell table:style-name="Table3.B3" table:number-columns-spanned="4" office:value-type="string">
            <text:p text:style-name="P5">Nessun requisito aggiuntivo</text:p>
          </table:table-cell>
          <table:covered-table-cell/>
          <table:covered-table-cell/>
          <table:covered-table-cell/>
        </table:table-row>
        <table:table-row table:style-name="TableLine94511094013072">
          <table:table-cell table:style-name="Table3.A3" office:value-type="string">
            <text:p text:style-name="P5">TC, TM1, TM3, TT1, TT2</text:p>
          </table:table-cell>
          <table:table-cell table:style-name="Table3.B3" table:number-columns-spanned="4" office:value-type="string">
            <text:p text:style-name="P5">Di tipo protetto [1]</text:p>
          </table:table-cell>
          <table:covered-table-cell/>
          <table:covered-table-cell/>
          <table:covered-table-cell/>
        </table:table-row>
        <table:table-row table:style-name="TableLine94511373395536">
          <table:table-cell table:style-name="Table3.A3" office:value-type="string">
            <text:p text:style-name="P5">TK1, TM2</text:p>
          </table:table-cell>
          <table:table-cell table:style-name="Table3.A3" table:number-columns-spanned="2" office:value-type="string">
            <text:p text:style-name="P5">Di tipo protetto [2]</text:p>
          </table:table-cell>
          <table:covered-table-cell/>
          <table:table-cell table:style-name="Table3.B3" table:number-columns-spanned="2" office:value-type="string">
            <text:p text:style-name="P5">Resto dell’attività a prova di fumo<text:line-break/>proveniente dalle aree TK1, TM2</text:p>
          </table:table-cell>
          <table:covered-table-cell/>
        </table:table-row>
        <table:table-row table:style-name="TableLine94511101434384">
          <table:table-cell table:style-name="Table3.A3" office:value-type="string">
            <text:p text:style-name="P5">TZ</text:p>
          </table:table-cell>
          <table:table-cell table:style-name="Table3.B3" table:number-columns-spanned="4" office:value-type="string">
            <text:p text:style-name="P5">Secondo valutazione del rischio</text:p>
          </table:table-cell>
          <table:covered-table-cell/>
          <table:covered-table-cell/>
          <table:covered-table-cell/>
        </table:table-row>
        <table:table-row table:style-name="TableLine94511078825264">
          <table:table-cell table:style-name="Table3.B3" table:number-columns-spanned="5" office:value-type="string">
            <text:p text:style-name="P8">[1] Nessun requisito aggiuntivo per le aree TM1 rispetto alle aree TB2.</text:p>
            <text:p text:style-name="P8">[2] Per attività HB, se le aree TK1 o TM2 sono ubicate a quota <text:span text:style-name="T19">&lt; </text:span>-1 m, il resto dell’attività accessibile al pubblico deve essere a prova di fumo proveniente dalle medesime aree.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span text:style-name="T27">Tabella</text:span> <text:sequence text:ref-name="refTable196" text:name="Table" text:formula="ooow:Table+1" style:num-format="1">V.8-3</text:sequence>: Compartimentazione</text:p>
      <text:list xml:id="list65533668991753" text:continue-list="list65533090562497" text:style-name="EG_20_All_20_commi">
        <text:list-item>
          <text:p text:style-name="P22"><text:span text:style-name="T54">Sono ammesse le seguenti comunicazioni tra diverse attività </text:span><text:span text:style-name="T10">(</text:span><text:span text:style-name="T12">capitolo</text:span><text:span text:style-name="T54"> </text:span><text:span text:style-name="T54"><text:reference-ref text:reference-format="chapter" text:ref-name="ch compartimentazione">Errore: sorgente del riferimento non trovata</text:reference-ref></text:span><text:span text:style-name="T54">):</text:span></text:p>
          <text:list>
            <text:list-item>
              <text:p text:style-name="P30">di tipo protetto e chiusure almeno E 30-S<text:span text:style-name="EG_20_Pedice">a</text:span> tra le attività commerciali con aree di tipo TB1 o TB2 ed <text:span text:style-name="Emphasis">altre attività</text:span>, con sistemi d’esodo indipendenti;</text:p>
            </text:list-item>
          </text:list>
        </text:list-item>
      </text:list>
      <text:list xml:id="list65533166647443" text:continue-list="list65534166145686" text:style-name="EG_20_All_20_nota_20_auto">
        <text:list-item>
          <text:p text:style-name="P15">Si ammettono comunicazioni delle aree TB1 o TB2 anche verso attività industriali produttive o artigianali.</text:p>
        </text:list-item>
      </text:list>
      <text:list xml:id="list65533616182941" text:continue-list="list65533668991753" text:style-name="EG_20_All_20_commi">
        <text:list-item>
          <text:list>
            <text:list-item>
              <text:p text:style-name="P30">di tipo a prova di fumo tra le attività commerciali classificate AA+HA o AA+HB ed altre <text:span text:style-name="Emphasis">attività civili</text:span> con sistemi d’esodo comuni;</text:p>
            </text:list-item>
            <text:list-item>
              <text:p text:style-name="P29">senza requisiti di compartimentazione tra le attività commerciali classificate AA+HA o AA+HB ed altre attività con δ<text:span text:style-name="EG_20_Pedice">occ</text:span> = E (<text:span text:style-name="T62">c</text:span>apitolo <text:reference-ref text:reference-format="chapter" text:ref-name="ch profili di rischio">Errore: sorgente del riferimento non trovata</text:reference-ref>) con sistemi di esodo comuni;</text:p>
            </text:list-item>
            <text:list-item>
              <text:p text:style-name="P29">senza requisiti di compartimentazione tra le attività commerciali dotate di controllo dell’incendio (<text:span text:style-name="T55">c</text:span>apitolo <text:reference-ref text:reference-format="chapter" text:ref-name="ch controllo incendio">Errore: sorgente del riferimento non trovata</text:reference-ref>) di livello di prestazione V e controllo di fumo e calore (<text:span text:style-name="T55">c</text:span>apitolo <text:reference-ref text:reference-format="chapter" text:ref-name="ch SEFC">Errore: sorgente del riferimento non trovata</text:reference-ref>) di livello di prestazione III ed altre attività con δ<text:span text:style-name="EG_20_Pedice">occ</text:span> = E (<text:span text:style-name="T62">c</text:span>apitolo <text:reference-ref text:reference-format="chapter" text:ref-name="ch profili di rischio">Errore: sorgente del riferimento non trovata</text:reference-ref>) con sistemi d’esodo comuni;</text:p>
            </text:list-item>
            <text:list-item>
              <text:p text:style-name="P30"><text:soft-page-break/>di tipo protetto tra le attività commerciali ed altre <text:span text:style-name="Emphasis">attività civili</text:span> con sistemi d’esodo indipendenti;</text:p>
            </text:list-item>
            <text:list-item>
              <text:p text:style-name="P30">di tipo a prova di fumo tra le attività commerciali ed <text:span text:style-name="Emphasis">altre attività</text:span> con sistemi d’esodo indipendenti.</text:p>
            </text:list-item>
          </text:list>
        </text:list-item>
      </text:list>
      <text:h text:style-name="P21" text:outline-level="4"><text:bookmark-start text:name="__RefHeading___Toc9589_2174120682"/>Esodo<text:bookmark-end text:name="__RefHeading___Toc9589_2174120682"/></text:h>
      <text:list xml:id="list65533924327712" text:continue-list="list65533616182941" text:style-name="EG_20_All_20_commi">
        <text:list-item text:start-value="1">
          <text:p text:style-name="P26">La progettazione dell’esodo (capitolo <text:reference-ref text:reference-format="chapter" text:ref-name="ch esodo">Errore: sorgente del riferimento non trovata</text:reference-ref>) deve prevedere densità di affollamento almeno pari a 0,2 p<text:span text:style-name="T63">ersone</text:span>/m<text:span text:style-name="EG_20_Apice">2</text:span> per gli spazi comuni aperti al pubblico considerando, inoltre, gli eventuali ulteriori affollamenti provenienti da altre attività.</text:p>
        </text:list-item>
      </text:list>
      <text:list xml:id="list65534604125818" text:continue-list="list65533166647443" text:style-name="EG_20_All_20_nota_20_auto">
        <text:list-item>
          <text:p text:style-name="P15">Ad esempio, si considerano affollamenti provenienti da altre attività quelli provenienti dalle banchine delle stazioni, aerostazioni, dagli alberghi, autorimesse, impianti sportivi, che eventualmente adducano negli spazi comuni aperti al pubblico.</text:p>
        </text:list-item>
      </text:list>
      <text:list xml:id="list65532822772731" text:continue-list="list65533924327712" text:style-name="EG_20_All_20_commi">
        <text:list-item>
          <text:p text:style-name="P22"><text:span text:style-name="T44">Ai fini dell</text:span><text:span text:style-name="T8">a </text:span><text:span text:style-name="T13">determinazione dell’</text:span><text:span text:style-name="T18">affollamento</text:span><text:span text:style-name="T44"> (capitolo </text:span><text:span text:style-name="T44"><text:reference-ref text:reference-format="chapter" text:ref-name="ch esodo">Errore: sorgente del riferimento non trovata</text:reference-ref></text:span><text:span text:style-name="T44">) si considerano:</text:span></text:p>
          <text:list>
            <text:list-item>
              <text:p text:style-name="P27">aree di vendita di piccole attività commerciali al dettaglio con settore alimentare o misto le aree TA delle attività AA o AB;</text:p>
            </text:list-item>
            <text:list-item>
              <text:p text:style-name="P27">aree di vendita di piccole attività commerciali al dettaglio con specifica gamma merceologica non alimentare le aree TA delle attività AA;</text:p>
            </text:list-item>
          </text:list>
        </text:list-item>
        <text:list-item>
          <text:p text:style-name="P26">Le vie d’esodo (capitolo <text:reference-ref text:reference-format="chapter" text:ref-name="ch esodo">Errore: sorgente del riferimento non trovata</text:reference-ref>) delle aree TA non devono attraversare le altre tipologie di aree.</text:p>
        </text:list-item>
        <text:list-item>
          <text:p text:style-name="P27">Ai fini del computo della lunghezza di esodo, la <text:span text:style-name="Emphasis">mall</text:span> può essere assimilata a <text:span text:style-name="Emphasis">luogo sicuro temporaneo</text:span> se sono verificate tutte le condizioni di cui alla tabella <text:sequence-ref text:reference-format="value" text:ref-name="refTable197">V.8-4</text:sequence-ref>.</text:p>
        </text:list-item>
      </text:list>
      <table:table table:name="Table4" table:style-name="Table4">
        <table:table-column table:style-name="Table4.A"/>
        <table:table-row table:style-name="TableLine94511315612320">
          <table:table-cell table:style-name="Table4.A1" office:value-type="string">
            <text:p text:style-name="P8">Carico di incendio specifico nella mall q<text:span text:style-name="EG_20_Pedice">f</text:span> ≤ 50 MJ/m<text:span text:style-name="EG_20_Apice">2</text:span>, anche in presenza di allestimenti a carattere temporaneo.</text:p>
          </table:table-cell>
        </table:table-row>
        <table:table-row table:style-name="TableLine94511096044272">
          <table:table-cell table:style-name="Table4.A2" office:value-type="string">
            <text:p text:style-name="P8">Distanza minima L fra facciate contrapposte che si affacciano sulla mall pari a <draw:frame draw:style-name="fr1" draw:name="Object1" text:anchor-type="as-char" svg:y="-0.39cm" svg:width="1.055cm" svg:height="0.50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con H altezza della facciata più alta ed L comunque <text:span text:style-name="T51">≥</text:span> 7 m.</text:p>
          </table:table-cell>
        </table:table-row>
        <table:table-row table:style-name="TableLine94511383763456">
          <table:table-cell table:style-name="Table4.A2" office:value-type="string">
            <text:p text:style-name="P8">Controllo dell’incendio (<text:span text:style-name="T64">c</text:span>apitolo <text:reference-ref text:reference-format="chapter" text:ref-name="ch controllo incendio">Errore: sorgente del riferimento non trovata</text:reference-ref>) di livello di prestazione IV, esteso a tutti gli ambiti non compartimentati che si affacciano nella mall.</text:p>
          </table:table-cell>
        </table:table-row>
        <table:table-row table:style-name="TableLine94511279595840">
          <table:table-cell table:style-name="Table4.A2" office:value-type="string">
            <text:p text:style-name="P8">Rivelazione e allarme (<text:span text:style-name="T64">c</text:span>apitolo <text:reference-ref text:reference-format="chapter" text:ref-name="ch IRAI">Errore: sorgente del riferimento non trovata</text:reference-ref>) di livello di prestazione IV, esteso alla mall e a tutti gli ambiti non compartimentati che vi si affacciano.</text:p>
          </table:table-cell>
        </table:table-row>
        <table:table-row table:style-name="TableLine94511113138928">
          <table:table-cell table:style-name="Table4.A2" office:value-type="string">
            <text:p text:style-name="P8">Controllo fumo e calore (<text:span text:style-name="T64">c</text:span>apitolo <text:reference-ref text:reference-format="chapter" text:ref-name="ch SEFC">Errore: sorgente del riferimento non trovata</text:reference-ref>) di livello di prestazione III, esteso alla mall e a tutti gli ambiti non compartimentati che vi si affacciano.</text:p>
          </table:table-cell>
        </table:table-row>
      </table:table>
      <text:p text:style-name="P6"><text:span text:style-name="T28">Tabella</text:span> <text:sequence text:ref-name="refTable197" text:name="Table" text:formula="ooow:Table+1" style:num-format="1">V.8-4</text:sequence>: Condizioni per assimilare la mall a luogo sicuro temporaneo</text:p>
      <text:h text:style-name="P21" text:outline-level="4"><text:bookmark-start text:name="__RefHeading___Toc9591_2174120682"/>Gestione della sicurezza antincendio<text:bookmark-end text:name="__RefHeading___Toc9591_2174120682"/></text:h>
      <text:list xml:id="list65533963545705" text:continue-list="list65532822772731" text:style-name="EG_20_All_20_commi">
        <text:list-item text:start-value="1">
          <text:p text:style-name="P26">Le attività commerciali con sistemi d’esodo comuni rispetto ad altre attività (<text:span text:style-name="T65">c</text:span>apitolo <text:reference-ref text:reference-format="chapter" text:ref-name="ch compartimentazione">Errore: sorgente del riferimento non trovata</text:reference-ref>) devono adottare la GSA (<text:span text:style-name="T65">c</text:span>apitolo <text:reference-ref text:reference-format="chapter" text:ref-name="ch gestione sicurezza">Errore: sorgente del riferimento non trovata</text:reference-ref>) di livello di prestazione III.</text:p>
        </text:list-item>
        <text:list-item>
          <text:p text:style-name="P26">La GSA in condizione ordinarie (<text:span text:style-name="T65">c</text:span>apitolo <text:reference-ref text:reference-format="chapter" text:ref-name="ch gestione sicurezza">Errore: sorgente del riferimento non trovata</text:reference-ref>) deve prevedere specifiche procedure per la verifica e l’osservanza delle limitazioni e delle condizioni di esercizio previste nella progettazione delle singole aree dell’attività.</text:p>
        </text:list-item>
      </text:list>
      <text:list xml:id="list65533879107439" text:continue-list="list65534604125818" text:style-name="EG_20_All_20_nota_20_auto">
        <text:list-item>
          <text:p text:style-name="P15">Le limitazioni e le condizioni previste nella progettazione (<text:span text:style-name="T25">es. </text:span>per i gruppi di materiali ai fini della reazione al fuoco, i valori del carico d’incendio specifico, le larghezze utili delle vie d’esodo, …) devono essere garantiti anche durante le fasi di approvvigionamento e movimentazione delle merci o in occasione di allestimenti temporanei promozionali o di spettacolo viaggiante.</text:p>
        </text:list-item>
      </text:list>
      <text:list xml:id="list65533019046996" text:continue-list="list65533963545705" text:style-name="EG_20_All_20_commi">
        <text:list-item>
          <text:p text:style-name="P26"><text:soft-page-break/>Le attività classificate AD+HB, AD+HC, AE o HD devono prevedere il centro di gestione delle emergenze in apposito locale (capitolo <text:reference-ref text:reference-format="chapter" text:ref-name="ch gestione sicurezza">Errore: sorgente del riferimento non trovata</text:reference-ref>).</text:p>
        </text:list-item>
      </text:list>
      <text:h text:style-name="P21" text:outline-level="4"><text:bookmark-start text:name="__RefHeading___Toc9593_2174120682"/>Controllo dell’incendio<text:bookmark-end text:name="__RefHeading___Toc9593_2174120682"/></text:h>
      <text:list xml:id="list65533036629414" text:continue-list="list65533019046996" text:style-name="EG_20_All_20_commi">
        <text:list-item text:start-value="1">
          <text:p text:style-name="P26">L’attività deve essere dotata di misure di controllo dell’incendio (<text:span text:style-name="T66">c</text:span>apitolo <text:reference-ref text:reference-format="chapter" text:ref-name="ch controllo incendio">Errore: sorgente del riferimento non trovata</text:reference-ref>) secondo i livelli di prestazione previsti in tabella <text:sequence-ref text:reference-format="value" text:ref-name="refTable198">V.8-5</text:sequence-ref>.</text:p>
        </text:list-item>
        <text:list-item>
          <text:p text:style-name="P31">Per la scelta del tipo di estintori, nella aree TA, TB1 e TB2, è necessario tener conto degli effetti causati sugli occupanti dall’erogazione dell’agente estinguente.</text:p>
        </text:list-item>
      </text:list>
      <text:list xml:id="list65534745862421" text:continue-list="list65533879107439" text:style-name="EG_20_All_20_nota_20_auto">
        <text:list-item>
          <text:p text:style-name="P15">Al fine dell’efficacia nei confronti dei principi di incendio di classe A o classe B, è preferibile l’utilizzo di estintori a base d’acqua (estintori idrici).</text:p>
        </text:list-item>
      </text:list>
      <text:list xml:id="list65533110810009" text:continue-list="list65533036629414" text:style-name="EG_20_All_20_commi">
        <text:list-item>
          <text:p text:style-name="P31">Nella aree TK2 con q<text:span text:style-name="EG_20_Pedice">f</text:span> &gt; 1200 MJ/m<text:span text:style-name="EG_20_Apice">2</text:span> deve essere prevista la protezione mediante una <text:span text:style-name="Emphasis">rete idranti all’aperto</text:span>. Ai fini della eventuale applicazione della norma UNI 10779, devono essere adottati i parametri riportati in tabella <text:sequence-ref text:reference-format="value" text:ref-name="refTable199">V.8-6</text:sequence-ref>.</text:p>
        </text:list-item>
        <text:list-item>
          <text:p text:style-name="P31">Ai fini della eventuale applicazione della norma UNI 10779 <text:span text:style-name="T67">per le reti idranti ordinarie</text:span>, devono essere adottati i parametri riportati in tabella <text:sequence-ref text:reference-format="value" text:ref-name="refTable200">V.8-7</text:sequence-ref>.</text:p>
        </text:list-item>
        <text:list-item>
          <text:p text:style-name="P31">Per la progettazione dell’eventuale impianto automatico di controllo o estinzione dell’incendio di tipo sprinkler secondo norma UNI EN 12845 devono essere adottati i parametri riportati in tabella <text:sequence-ref text:reference-format="value" text:ref-name="refTable201">V.8-8</text:sequence-ref>.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able:table-column table:style-name="Table5.B" table:number-columns-repeated="2"/>
        <table:table-row table:style-name="Table5.1">
          <table:table-cell table:style-name="Table5.A1" table:number-rows-spanned="2" office:value-type="string">
            <text:p text:style-name="P7"><text:span text:style-name="T47">A</text:span>ttività</text:p>
          </table:table-cell>
          <table:table-cell table:style-name="Table5.A1" table:number-rows-spanned="2" office:value-type="string">
            <text:p text:style-name="P7">Are<text:span text:style-name="T21">a</text:span></text:p>
          </table:table-cell>
          <table:table-cell table:style-name="Table5.C1" table:number-columns-spanned="4" office:value-type="string">
            <text:p text:style-name="P7"><text:span text:style-name="T47">A</text:span>ttività</text:p>
          </table:table-cell>
          <table:covered-table-cell/>
          <table:covered-table-cell/>
          <table:covered-table-cell/>
        </table:table-row>
        <table:table-row table:style-name="Table5.1">
          <table:covered-table-cell/>
          <table:covered-table-cell/>
          <table:table-cell table:style-name="Table5.A2" office:value-type="string">
            <text:p text:style-name="P7">HA</text:p>
          </table:table-cell>
          <table:table-cell table:style-name="Table5.A2" office:value-type="string">
            <text:p text:style-name="P7">HB</text:p>
          </table:table-cell>
          <table:table-cell table:style-name="Table5.A2" office:value-type="string">
            <text:p text:style-name="P7">HC</text:p>
          </table:table-cell>
          <table:table-cell table:style-name="Table5.F2" office:value-type="string">
            <text:p text:style-name="P7">HD</text:p>
          </table:table-cell>
        </table:table-row>
        <table:table-row table:style-name="TableLine94511392058800">
          <table:table-cell table:style-name="Table5.A3" office:value-type="string">
            <text:p text:style-name="P5">AA</text:p>
          </table:table-cell>
          <table:table-cell table:style-name="Table5.A3" table:number-rows-spanned="4" office:value-type="string">
            <text:p text:style-name="P5">TA, TB1</text:p>
          </table:table-cell>
          <table:table-cell table:style-name="Table5.A3" table:number-columns-spanned="2" office:value-type="string">
            <text:p text:style-name="P5">II [1]</text:p>
          </table:table-cell>
          <table:covered-table-cell/>
          <table:table-cell table:style-name="Table5.A3" office:value-type="string">
            <text:p text:style-name="P5">III</text:p>
          </table:table-cell>
          <table:table-cell table:style-name="Table5.F3" office:value-type="string">
            <text:p text:style-name="P5">IV</text:p>
          </table:table-cell>
        </table:table-row>
        <table:table-row table:style-name="TableLine94511428241072">
          <table:table-cell table:style-name="Table5.A3" office:value-type="string">
            <text:p text:style-name="P5">AB</text:p>
          </table:table-cell>
          <table:covered-table-cell/>
          <table:table-cell table:style-name="Table5.A3" table:number-columns-spanned="2" office:value-type="string">
            <text:p text:style-name="P5">III [2], [3]</text:p>
          </table:table-cell>
          <table:covered-table-cell/>
          <table:table-cell table:style-name="Table5.A3" office:value-type="string">
            <text:p text:style-name="P5">III [3]</text:p>
          </table:table-cell>
          <table:table-cell table:style-name="Table5.F3" office:value-type="string">
            <text:p text:style-name="P5">IV</text:p>
          </table:table-cell>
        </table:table-row>
        <table:table-row table:style-name="TableLine94511140209920">
          <table:table-cell table:style-name="Table5.A3" office:value-type="string">
            <text:p text:style-name="P5">AC</text:p>
          </table:table-cell>
          <table:covered-table-cell/>
          <table:table-cell table:style-name="Table5.A3" table:number-columns-spanned="2" office:value-type="string">
            <text:p text:style-name="P5">III [3]</text:p>
          </table:table-cell>
          <table:covered-table-cell/>
          <table:table-cell table:style-name="Table5.A3" office:value-type="string">
            <text:p text:style-name="P5">IV</text:p>
          </table:table-cell>
          <table:table-cell table:style-name="Table5.F3" office:value-type="string">
            <text:p text:style-name="P5">V [5]</text:p>
          </table:table-cell>
        </table:table-row>
        <table:table-row table:style-name="TableLine94511279778672">
          <table:table-cell table:style-name="Table5.A3" office:value-type="string">
            <text:p text:style-name="P5">AD</text:p>
          </table:table-cell>
          <table:covered-table-cell/>
          <table:table-cell table:style-name="Table5.A3" office:value-type="string">
            <text:p text:style-name="P5">III [3]</text:p>
          </table:table-cell>
          <table:table-cell table:style-name="Table5.A3" office:value-type="string">
            <text:p text:style-name="P5">IV</text:p>
          </table:table-cell>
          <table:table-cell table:style-name="Table5.A3" office:value-type="string">
            <text:p text:style-name="P5">V [4], [5]</text:p>
          </table:table-cell>
          <table:table-cell table:style-name="Table5.F3" office:value-type="string">
            <text:p text:style-name="P5">V [5]</text:p>
          </table:table-cell>
        </table:table-row>
        <table:table-row table:style-name="TableLine94511385976512">
          <table:table-cell table:style-name="Table5.A3" office:value-type="string">
            <text:p text:style-name="P5">AE</text:p>
          </table:table-cell>
          <table:table-cell table:style-name="Table5.A3" office:value-type="string">
            <text:p text:style-name="P5">Qualsiasi</text:p>
          </table:table-cell>
          <table:table-cell table:style-name="Table5.F3" table:number-columns-spanned="4" office:value-type="string">
            <text:p text:style-name="P5">V [5]</text:p>
          </table:table-cell>
          <table:covered-table-cell/>
          <table:covered-table-cell/>
          <table:covered-table-cell/>
        </table:table-row>
        <table:table-row table:style-name="TableLine94511346749168">
          <table:table-cell table:style-name="Table5.A3" office:value-type="string">
            <text:p text:style-name="P5">Qualsiasi</text:p>
          </table:table-cell>
          <table:table-cell table:style-name="Table5.A3" office:value-type="string">
            <text:p text:style-name="P5">TK1, TM1, TM3</text:p>
          </table:table-cell>
          <table:table-cell table:style-name="Table5.A3" table:number-columns-spanned="2" office:value-type="string">
            <text:p text:style-name="P5">III [3]</text:p>
          </table:table-cell>
          <table:covered-table-cell/>
          <table:table-cell table:style-name="Table5.F3" table:number-columns-spanned="2" office:value-type="string">
            <text:p text:style-name="P5">IV</text:p>
          </table:table-cell>
          <table:covered-table-cell/>
        </table:table-row>
        <table:table-row table:style-name="TableLine94511256297200">
          <table:table-cell table:style-name="Table5.A3" office:value-type="string">
            <text:p text:style-name="P5">Qualsiasi</text:p>
          </table:table-cell>
          <table:table-cell table:style-name="Table5.A3" office:value-type="string">
            <text:p text:style-name="P5">TM2</text:p>
          </table:table-cell>
          <table:table-cell table:style-name="Table5.F3" table:number-columns-spanned="4" office:value-type="string">
            <text:p text:style-name="P5">IV</text:p>
          </table:table-cell>
          <table:covered-table-cell/>
          <table:covered-table-cell/>
          <table:covered-table-cell/>
        </table:table-row>
        <table:table-row table:style-name="TableLine94511294454784">
          <table:table-cell table:style-name="Table5.A3" office:value-type="string">
            <text:p text:style-name="P5">Qualsiasi</text:p>
          </table:table-cell>
          <table:table-cell table:style-name="Table5.A3" office:value-type="string">
            <text:p text:style-name="P5">TZ</text:p>
          </table:table-cell>
          <table:table-cell table:style-name="Table5.F3" table:number-columns-spanned="4" office:value-type="string">
            <text:p text:style-name="P5">Secondo valutazione del rischio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F3" table:number-columns-spanned="6" office:value-type="string">
            <text:p text:style-name="P8">[1] Livello di prestazione III per le attività con carico d’incendio specifico q<text:span text:style-name="EG_20_Pedice">f</text:span> &gt; 600 MJ/m<text:span text:style-name="EG_20_Apice">2</text:span>.</text:p>
            <text:p text:style-name="P8">[2] Livello di prestazione II per le attività con carico d’incendio specifico q<text:span text:style-name="EG_20_Pedice">f</text:span> &lt; 100 MJ/m<text:span text:style-name="EG_20_Apice">2</text:span>.</text:p>
            <text:p text:style-name="P8">[3] Livello di prestazione IV con carico d’incendio specifico q<text:span text:style-name="EG_20_Pedice">f</text:span> &gt; 900 MJ/m<text:span text:style-name="EG_20_Apice">2</text:span>, oppure con carico d’incendio specifico q<text:span text:style-name="EG_20_Pedice">f</text:span> &gt; 600 MJ/m<text:span text:style-name="EG_20_Apice">2</text:span> se ubicate in opere da costruzione con presenza di altre attività <text:span text:style-name="T67">(fabbricato o edificio di tipo misto)</text:span>.</text:p>
            <text:p text:style-name="P8">[4] Livello di prestazione IV con carico d’incendio specifico q<text:span text:style-name="EG_20_Pedice">f</text:span> ≤ 600 MJ/m<text:span text:style-name="EG_20_Apice">2</text:span>.</text:p>
            <text:p text:style-name="P8">[5] Per le aree TK2, livello di prestazione III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pan text:style-name="T29">Tabella</text:span> <text:sequence text:ref-name="refTable198" text:name="Table" text:formula="ooow:Table+1" style:num-format="1">V.8-5</text:sequence>: Livelli di prestazione per il controllo dell’incendio</text:p>
      <table:table table:name="Table6" table:style-name="Table6">
        <table:table-column table:style-name="Table6.A" table:number-columns-repeated="3"/>
        <table:table-row table:style-name="Table6.1">
          <table:table-cell table:style-name="Table6.A1" office:value-type="string">
            <text:p text:style-name="P7">Livello di pericolosità</text:p>
          </table:table-cell>
          <table:table-cell table:style-name="Table6.A1" office:value-type="string">
            <text:p text:style-name="P7">Tipo di protezione</text:p>
          </table:table-cell>
          <table:table-cell table:style-name="Table6.C1" office:value-type="string">
            <text:p text:style-name="P7"><text:span text:style-name="T21">A</text:span>limentazione idrica</text:p>
          </table:table-cell>
        </table:table-row>
        <table:table-row table:style-name="TableLine94511366142096">
          <table:table-cell table:style-name="Table6.A2" office:value-type="string">
            <text:p text:style-name="P5">2</text:p>
          </table:table-cell>
          <table:table-cell table:style-name="Table6.A2" office:value-type="string">
            <text:p text:style-name="P5">Capacità ordinaria</text:p>
          </table:table-cell>
          <table:table-cell table:style-name="Table6.C2" office:value-type="string">
            <text:p text:style-name="P5">Singola</text:p>
          </table:table-cell>
        </table:table-row>
      </table:table>
      <text:p text:style-name="P6"><text:span text:style-name="T29">Tabella</text:span> <text:sequence text:ref-name="refTable199" text:name="Table" text:formula="ooow:Table+1" style:num-format="1">V.8-6</text:sequence>: Parametri progettuali per rete idranti all’aperto secondo UNI 10779<text:span text:style-name="T68"> e caratteristiche minime alimentazione idrica UNI EN 12845</text:span></text:p>
      <table:table table:name="Table7" table:style-name="Table7">
        <table:table-column table:style-name="Table7.A" table:number-columns-repeated="5"/>
        <text:soft-page-break/>
        <table:table-row table:style-name="Table7.1">
          <table:table-cell table:style-name="Table7.A1" table:number-columns-spanned="2" office:value-type="string">
            <text:p text:style-name="P7"><text:span text:style-name="T47">A</text:span>ttività</text:p>
          </table:table-cell>
          <table:covered-table-cell/>
          <table:table-cell table:style-name="Table7.A1" table:number-rows-spanned="2" office:value-type="string">
            <text:p text:style-name="P7">Livello di pericolosità</text:p>
          </table:table-cell>
          <table:table-cell table:style-name="Table7.A1" table:number-rows-spanned="2" office:value-type="string">
            <text:p text:style-name="P7">Protezione<text:line-break/>esterna</text:p>
          </table:table-cell>
          <table:table-cell table:style-name="Table7.E1" table:number-rows-spanned="2" office:value-type="string">
            <text:p text:style-name="P7"><text:span text:style-name="T21">A</text:span>limentazione idrica</text:p>
          </table:table-cell>
        </table:table-row>
        <table:table-row table:style-name="Table7.1">
          <table:table-cell table:style-name="Table7.A2" office:value-type="string">
            <text:p text:style-name="P7">Superficie</text:p>
          </table:table-cell>
          <table:table-cell table:style-name="Table7.A2" office:value-type="string">
            <text:p text:style-name="P7">Quota dei piani</text:p>
          </table:table-cell>
          <table:covered-table-cell/>
          <table:covered-table-cell/>
          <table:covered-table-cell/>
        </table:table-row>
        <table:table-row table:style-name="TableLine94511112194064">
          <table:table-cell table:style-name="Table7.A3" office:value-type="string">
            <text:p text:style-name="P5">AA</text:p>
          </table:table-cell>
          <table:table-cell table:style-name="Table7.A3" office:value-type="string">
            <text:p text:style-name="P5">Qualsiasi</text:p>
          </table:table-cell>
          <table:table-cell table:style-name="Table7.A3" office:value-type="string">
            <text:p text:style-name="P5">1 [1]</text:p>
          </table:table-cell>
          <table:table-cell table:style-name="Table7.A3" office:value-type="string">
            <text:p text:style-name="P5">Non richiesta</text:p>
          </table:table-cell>
          <table:table-cell table:style-name="Table7.E3" office:value-type="string">
            <text:p text:style-name="P5">Singola [2]</text:p>
          </table:table-cell>
        </table:table-row>
        <table:table-row table:style-name="TableLine94511278166352">
          <table:table-cell table:style-name="Table7.A3" office:value-type="string">
            <text:p text:style-name="P5">AB, AC</text:p>
          </table:table-cell>
          <table:table-cell table:style-name="Table7.A3" office:value-type="string">
            <text:p text:style-name="P5">HA, HB, HC</text:p>
          </table:table-cell>
          <table:table-cell table:style-name="Table7.A3" office:value-type="string">
            <text:p text:style-name="P5">2</text:p>
          </table:table-cell>
          <table:table-cell table:style-name="Table7.A3" office:value-type="string">
            <text:p text:style-name="P5">Non richiesta</text:p>
          </table:table-cell>
          <table:table-cell table:style-name="Table7.E3" office:value-type="string">
            <text:p text:style-name="P5">Singola</text:p>
          </table:table-cell>
        </table:table-row>
        <table:table-row table:style-name="TableLine94511219737888">
          <table:table-cell table:style-name="Table7.A3" office:value-type="string">
            <text:p text:style-name="P5">AB, AC</text:p>
          </table:table-cell>
          <table:table-cell table:style-name="Table7.A3" office:value-type="string">
            <text:p text:style-name="P5">HD</text:p>
          </table:table-cell>
          <table:table-cell table:style-name="Table7.A3" office:value-type="string">
            <text:p text:style-name="P5">2 [3]</text:p>
          </table:table-cell>
          <table:table-cell table:style-name="Table7.A3" office:value-type="string">
            <text:p text:style-name="P5">Sì</text:p>
          </table:table-cell>
          <table:table-cell table:style-name="Table7.E3" office:value-type="string">
            <text:p text:style-name="P5">Singola superiore</text:p>
          </table:table-cell>
        </table:table-row>
        <table:table-row table:style-name="TableLine94511411088304">
          <table:table-cell table:style-name="Table7.A3" office:value-type="string">
            <text:p text:style-name="P5">AD</text:p>
          </table:table-cell>
          <table:table-cell table:style-name="Table7.A3" office:value-type="string">
            <text:p text:style-name="P5">Qualsiasi</text:p>
          </table:table-cell>
          <table:table-cell table:style-name="Table7.A3" office:value-type="string">
            <text:p text:style-name="P5">2 [3]</text:p>
          </table:table-cell>
          <table:table-cell table:style-name="Table7.A3" office:value-type="string">
            <text:p text:style-name="P5">Sì</text:p>
          </table:table-cell>
          <table:table-cell table:style-name="Table7.E3" office:value-type="string">
            <text:p text:style-name="P5">Singola superiore</text:p>
          </table:table-cell>
        </table:table-row>
        <table:table-row table:style-name="TableLine94511275965168">
          <table:table-cell table:style-name="Table7.A3" office:value-type="string">
            <text:p text:style-name="P5">AE</text:p>
          </table:table-cell>
          <table:table-cell table:style-name="Table7.A3" office:value-type="string">
            <text:p text:style-name="P5">Qualsiasi</text:p>
          </table:table-cell>
          <table:table-cell table:style-name="Table7.A3" office:value-type="string">
            <text:p text:style-name="P5">3</text:p>
          </table:table-cell>
          <table:table-cell table:style-name="Table7.A3" office:value-type="string">
            <text:p text:style-name="P5">Sì</text:p>
          </table:table-cell>
          <table:table-cell table:style-name="Table7.E3" office:value-type="string">
            <text:p text:style-name="P5">Singola superiore [4]</text:p>
          </table:table-cell>
        </table:table-row>
        <table:table-row table:style-name="TableLine94511111490288">
          <table:table-cell table:style-name="Table7.E3" table:number-columns-spanned="5" office:value-type="string">
            <text:p text:style-name="P8">[1] Per le attività HC o HD si indica il livello di pericolosità 2.</text:p>
            <text:p text:style-name="P8">[2] Per le attività AA+HA è ammessa alimentazione idrica di tipo promiscuo; per le attività HD si indica alimentazione idrica di tipo singola superiore.</text:p>
            <text:p text:style-name="P8">[3] Per le attività con carico di incendio specifico q<text:span text:style-name="EG_20_Pedice">f</text:span> &gt; 1200 MJ/m<text:span text:style-name="EG_20_Apice">2</text:span> si indica il livello di pericolosità 3.</text:p>
            <text:p text:style-name="P8">[4] Per le attività AE con superfici<text:span text:style-name="T47">e</text:span> lorda utile <text:span text:style-name="T20">&gt; </text:span>50000 m<text:span text:style-name="EG_20_Apice">2</text:span> si indica alimentazione doppia.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span text:style-name="T29">Tabella</text:span> <text:sequence text:ref-name="refTable200" text:name="Table" text:formula="ooow:Table+1" style:num-format="1">V.8-7</text:sequence>: Parametri progettuali per rete idranti ordinarie secondo UNI 10779<text:span text:style-name="T68"> e caratteristiche minime alimentazione idrica UNI EN 12845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"><text:span text:style-name="T69">A</text:span>ttività</text:p>
          </table:table-cell>
          <table:table-cell table:style-name="Table11.B1" office:value-type="string">
            <text:p text:style-name="P7"><text:span text:style-name="T22">A</text:span>limentazione idrica</text:p>
          </table:table-cell>
        </table:table-row>
        <table:table-row table:style-name="TableLine94511321633296">
          <table:table-cell table:style-name="Table11.A2" office:value-type="string">
            <text:p text:style-name="P5">AA, AB, AC, AD</text:p>
          </table:table-cell>
          <table:table-cell table:style-name="Table11.B2" office:value-type="string">
            <text:p text:style-name="P5">Singola superiore [1], [2]</text:p>
          </table:table-cell>
        </table:table-row>
        <table:table-row table:style-name="TableLine94511409771248">
          <table:table-cell table:style-name="Table11.A2" office:value-type="string">
            <text:p text:style-name="P5">AE</text:p>
          </table:table-cell>
          <table:table-cell table:style-name="Table11.B2" office:value-type="string">
            <text:p text:style-name="P5">Singola superiore [3]</text:p>
          </table:table-cell>
        </table:table-row>
        <table:table-row table:style-name="TableLine94511277179392">
          <table:table-cell table:style-name="Table11.B2" table:number-columns-spanned="2" office:value-type="string">
            <text:p text:style-name="P8">[1] Per le eventuali aree TK1 o TM inserite in attività AA o AB si indica alimentazione idrica di tipo singolo.</text:p>
            <text:p text:style-name="P8">[2] Per le eventuali aree TZ secondo valutazione del rischio.</text:p>
            <text:p text:style-name="P8">[3] Per le attività AE con superfici lorda utile <text:span text:style-name="T20">&gt; </text:span>50000 m<text:span text:style-name="EG_20_Apice">2</text:span> si indica alimentazione doppia.</text:p>
          </table:table-cell>
          <table:covered-table-cell/>
        </table:table-row>
      </table:table>
      <text:p text:style-name="P6"><text:span text:style-name="T29">Tabella</text:span> <text:sequence text:ref-name="refTable201" text:name="Table" text:formula="ooow:Table+1" style:num-format="1">V.8-8</text:sequence>: Parametri progettuali impianto sprinkler <text:span text:style-name="T68">e caratteristiche minime alimentazione idrica </text:span>secondo UNI EN 12845</text:p>
      <text:h text:style-name="P21" text:outline-level="4"><text:bookmark-start text:name="__RefHeading___Toc9595_2174120682"/>Rivelazione ed allarme<text:bookmark-end text:name="__RefHeading___Toc9595_2174120682"/></text:h>
      <text:list xml:id="list65534350350557" text:continue-list="list65533110810009" text:style-name="EG_20_All_20_commi">
        <text:list-item text:start-value="1">
          <text:p text:style-name="P26">L’attività deve essere dotata di misure di rivelazione ed allarme (<text:span text:style-name="T70">c</text:span>apitolo <text:reference-ref text:reference-format="chapter" text:ref-name="ch IRAI">Errore: sorgente del riferimento non trovata</text:reference-ref>) secondo i livelli di prestazione di cui alla tabella <text:sequence-ref text:reference-format="value" text:ref-name="refTable202">V.8-9</text:sequence-ref>.</text:p>
        </text:list-item>
        <text:list-item>
          <text:p text:style-name="P32">Per il livello di prestazione IV deve essere previsto il sistema EVAC esteso almeno alle aree TA.</text:p>
        </text:list-item>
      </text:list>
      <table:table table:name="Table9" table:style-name="Table9">
        <table:table-column table:style-name="Table9.A" table:number-columns-repeated="5"/>
        <table:table-row table:style-name="Table9.1">
          <table:table-cell table:style-name="Table9.A1" table:number-columns-spanned="5" office:value-type="string">
            <text:p text:style-name="P7"><text:span text:style-name="T71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Superficie</text:p>
          </table:table-cell>
          <table:table-cell table:style-name="Table9.A2" office:value-type="string">
            <text:p text:style-name="P7">HA</text:p>
          </table:table-cell>
          <table:table-cell table:style-name="Table9.A2" office:value-type="string">
            <text:p text:style-name="P7">HB</text:p>
          </table:table-cell>
          <table:table-cell table:style-name="Table9.A2" office:value-type="string">
            <text:p text:style-name="P7">HC</text:p>
          </table:table-cell>
          <table:table-cell table:style-name="Table9.E2" office:value-type="string">
            <text:p text:style-name="P7">HD</text:p>
          </table:table-cell>
        </table:table-row>
        <table:table-row table:style-name="TableLine94511105656176">
          <table:table-cell table:style-name="Table9.A3" office:value-type="string">
            <text:p text:style-name="P5">AA</text:p>
          </table:table-cell>
          <table:table-cell table:style-name="Table9.A3" office:value-type="string">
            <text:p text:style-name="P5">III [1], [2]</text:p>
          </table:table-cell>
          <table:table-cell table:style-name="Table9.A3" table:number-columns-spanned="2" office:value-type="string">
            <text:p text:style-name="P5">III [2]</text:p>
          </table:table-cell>
          <table:covered-table-cell/>
          <table:table-cell table:style-name="Table9.E3" office:value-type="string">
            <text:p text:style-name="P5">IV</text:p>
          </table:table-cell>
        </table:table-row>
        <table:table-row table:style-name="TableLine94511281915664">
          <table:table-cell table:style-name="Table9.A3" office:value-type="string">
            <text:p text:style-name="P5">AB, AC</text:p>
          </table:table-cell>
          <table:table-cell table:style-name="Table9.A3" office:value-type="string">
            <text:p text:style-name="P5">III [2]</text:p>
          </table:table-cell>
          <table:table-cell table:style-name="Table9.E3" table:number-columns-spanned="3" office:value-type="string">
            <text:p text:style-name="P5">IV</text:p>
          </table:table-cell>
          <table:covered-table-cell/>
          <table:covered-table-cell/>
        </table:table-row>
        <table:table-row table:style-name="TableLine94511107812160">
          <table:table-cell table:style-name="Table9.A3" office:value-type="string">
            <text:p text:style-name="P5">AD, AE</text:p>
          </table:table-cell>
          <table:table-cell table:style-name="Table9.E3" table:number-columns-spanned="4" office:value-type="string">
            <text:p text:style-name="P5">IV</text:p>
          </table:table-cell>
          <table:covered-table-cell/>
          <table:covered-table-cell/>
          <table:covered-table-cell/>
        </table:table-row>
        <table:table-row table:style-name="TableLine94511359057648">
          <table:table-cell table:style-name="Table9.E3" table:number-columns-spanned="5" office:value-type="string">
            <text:p text:style-name="P8">[1] Per attività con carico d’incendio specifico q<text:span text:style-name="EG_20_Pedice">f</text:span> ≤ 600 MJ/m<text:span text:style-name="EG_20_Apice">2</text:span> o ubicata in un’opera da costruzione monopiano è consentito il livello di prestazione II.</text:p>
            <text:p text:style-name="P8">[2] Le eventuali funzioni E, F, G ed H devono essere automatiche su comando della centrale o con centrali autonome di azionamento asservite alla centrale master.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span text:style-name="T29">Tabella</text:span> <text:sequence text:ref-name="refTable202" text:name="Table" text:formula="ooow:Table+1" style:num-format="1">V.8-9</text:sequence>: Livelli di prestazione per rivelazione ed allarme</text:p>
      <text:h text:style-name="P21" text:outline-level="4"><text:bookmark-start text:name="__RefHeading___Toc9597_2174120682"/>Controllo di fumi e calore<text:bookmark-end text:name="__RefHeading___Toc9597_2174120682"/></text:h>
      <text:list xml:id="list65533188615384" text:continue-list="list65534350350557" text:style-name="EG_20_All_20_commi">
        <text:list-item text:start-value="1">
          <text:p text:style-name="P26">Le aree TA devono essere dotate di misure per il controllo di fumi e calore (<text:span text:style-name="T72">c</text:span>apitolo <text:reference-ref text:reference-format="chapter" text:ref-name="ch SEFC">Errore: sorgente del riferimento non trovata</text:reference-ref>) secondo i livelli di prestazione di cui alla tabella <text:sequence-ref text:reference-format="value" text:ref-name="refTable203">V.8-10</text:sequence-ref>.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ext:soft-page-break/>
        <table:table-row table:style-name="Table10.1">
          <table:table-cell table:style-name="Table10.A1" office:value-type="string">
            <text:p text:style-name="P7"><text:span text:style-name="T23">A</text:span>ttività</text:p>
          </table:table-cell>
          <table:table-cell table:style-name="Table10.A1" office:value-type="string">
            <text:p text:style-name="P7">Condizioni</text:p>
          </table:table-cell>
          <table:table-cell table:style-name="Table10.C1" office:value-type="string">
            <text:p text:style-name="P7">Livello di prestazione</text:p>
          </table:table-cell>
        </table:table-row>
        <table:table-row table:style-name="TableLine94511288861424">
          <table:table-cell table:style-name="Table10.A2" office:value-type="string">
            <text:p text:style-name="P5">AA</text:p>
          </table:table-cell>
          <table:table-cell table:style-name="Table10.A2" office:value-type="string">
            <text:p text:style-name="P10">Nessuna</text:p>
          </table:table-cell>
          <table:table-cell table:style-name="Table10.C2" office:value-type="string">
            <text:p text:style-name="P5">II</text:p>
          </table:table-cell>
        </table:table-row>
        <table:table-row table:style-name="TableLine94511321514224">
          <table:table-cell table:style-name="Table10.A2" office:value-type="string">
            <text:p text:style-name="P5">AB, AC</text:p>
          </table:table-cell>
          <table:table-cell table:style-name="Table10.A2" office:value-type="string">
            <text:p text:style-name="P10">Carico d’incendio specifico q<text:span text:style-name="EG_20_Pedice">f</text:span> &lt; 600 MJ/m<text:span text:style-name="EG_20_Apice">2</text:span> e velocità caratteristica prevalente di crescita dell’incendio δ<text:span text:style-name="EG_20_Pedice">a</text:span> &lt; 3 (<text:span text:style-name="T38">c</text:span>apitolo <text:reference-ref text:reference-format="chapter" text:ref-name="ch profili di rischio">Errore: sorgente del riferimento non trovata</text:reference-ref>)</text:p>
          </table:table-cell>
          <table:table-cell table:style-name="Table10.C2" office:value-type="string">
            <text:p text:style-name="P5">II</text:p>
          </table:table-cell>
        </table:table-row>
        <table:table-row table:style-name="TableLine94511103985744">
          <table:table-cell table:style-name="Table10.A2" office:value-type="string">
            <text:p text:style-name="P5">AB, AC, AD, AE</text:p>
          </table:table-cell>
          <table:table-cell table:style-name="Table10.A2" office:value-type="string">
            <text:p text:style-name="P10">Nessuna</text:p>
          </table:table-cell>
          <table:table-cell table:style-name="Table10.C2" office:value-type="string">
            <text:p text:style-name="P5">III</text:p>
          </table:table-cell>
        </table:table-row>
      </table:table>
      <text:p text:style-name="P6"><text:span text:style-name="T29">Tabella</text:span> <text:sequence text:ref-name="refTable203" text:name="Table" text:formula="ooow:Table+1" style:num-format="1">V.8-10</text:sequence>: Livelli di prestazione per il controllo di fumi e calore per le aree TA</text:p>
      <text:h text:style-name="P21" text:outline-level="4"><text:bookmark-start text:name="__RefHeading___Toc9599_2174120682"/>Operatività antincendio<text:bookmark-end text:name="__RefHeading___Toc9599_2174120682"/></text:h>
      <text:list xml:id="list65532758441416" text:continue-list="list65533188615384" text:style-name="EG_20_All_20_commi">
        <text:list-item text:start-value="1">
          <text:p text:style-name="P26">Le attività di tipo HC e HD devono essere dotate di almeno un ascensore antincendio (<text:span text:style-name="T73">c</text:span>apitolo <text:reference-ref text:reference-format="chapter" text:ref-name="ch operatività">Errore: sorgente del riferimento non trovata</text:reference-ref> e <text:span text:style-name="T73">c</text:span>apitolo <text:reference-ref text:reference-format="chapter" text:ref-name="ch ascensori">Errore: sorgente del riferimento non trovata</text:reference-ref>) a servizio di tutti i piani dell’attività.</text:p>
        </text:list-item>
      </text:list>
      <text:h text:style-name="P21" text:outline-level="4"><text:bookmark-start text:name="__RefHeading___Toc9601_2174120682"/>Sicurezza impianti tecnologici <text:span text:style-name="T74">e di servizio</text:span><text:bookmark-end text:name="__RefHeading___Toc9601_2174120682"/></text:h>
      <text:list xml:id="list65534407931378" text:continue-list="list65532758441416" text:style-name="EG_20_All_20_commi">
        <text:list-item text:start-value="1">
          <text:p text:style-name="P26">I gas refrigeranti negli impianti centralizzati di climatizzazione e condizionamento (<text:span text:style-name="T73">c</text:span>apitolo <text:reference-ref text:reference-format="chapter" text:ref-name="ch sicurezza impianti">Errore: sorgente del riferimento non trovata</text:reference-ref>) e di refrigerazione alimentare, inseriti in aree TA, devono essere classificati A1 o A2L secondo ISO 817.</text:p>
        </text:list-item>
      </text:list>
      <text:h text:style-name="P18" text:outline-level="3"><text:bookmark-start text:name="__RefHeading___Toc9603_2174120682"/>Altre indicazioni<text:bookmark-end text:name="__RefHeading___Toc9603_2174120682"/></text:h>
      <text:list xml:id="list65532710257666" text:continue-list="list65534407931378" text:style-name="EG_20_All_20_commi">
        <text:list-item text:start-value="1">
          <text:p text:style-name="P25"><text:span text:style-name="T14">A</text:span>ll’interno delle aree TA, TB1 e TB2 non è ammesso l’impiego di apparecchiature alimentate a combustibile liquido o gassoso.</text:p>
        </text:list-item>
      </text:list>
      <text:list xml:id="list65532646828358" text:continue-list="list65534745862421" text:style-name="EG_20_All_20_nota_20_auto">
        <text:list-item>
          <text:p text:style-name="P15">Ad esempio, è ammesso l’impiego di apparecchi di cottura a combustibile solido (<text:span text:style-name="T26">es. </text:span>forni di cottura, …) o alimentati ad energia elettrica (<text:span text:style-name="T26">es.</text:span> piastre di cottura, …).</text:p>
        </text:list-item>
      </text:list>
      <text:list xml:id="list65533673552290" text:continue-list="list65532710257666" text:style-name="EG_20_All_20_commi">
        <text:list-item>
          <text:p text:style-name="P25">All’interno delle aree TA, TB1 e TB2 sono comunque ammessi, per ciascun compartimento antincendio:</text:p>
          <text:list>
            <text:list-item>
              <text:p text:style-name="P25">fluidi combustibili o prodotti contenuti in recipienti a pressione (<text:span text:style-name="T14">es. </text:span>insetticid<text:span text:style-name="T75">a</text:span>, prodotti spray in genere, cosmetici, alcooli in concentrazione <text:span text:style-name="T15">&gt;</text:span><text:span text:style-name="T75"> </text:span>60% in volume, olii lubrificanti, …) ≤ 1 m<text:span text:style-name="EG_20_Apice">3</text:span> di cui massimo 0,3 m<text:span text:style-name="EG_20_Apice">3</text:span> di liquidi con punto di infiammabilità &lt; 21°C;</text:p>
            </text:list-item>
            <text:list-item>
              <text:p text:style-name="P25">recipienti di GPL di singola capacità ≤ 5 kg, in quantitativi ≤ 75 kg, in locali posti a quota h ≥ -1 m;</text:p>
            </text:list-item>
            <text:list-item>
              <text:p text:style-name="P25"><text:span text:style-name="Emphasis">articoli pirotecnici NSL</text:span>, con quantitativi netti di manufatti ≤ 50 kg.</text:p>
            </text:list-item>
          </text:list>
        </text:list-item>
      </text:list>
      <text:h text:style-name="P19" text:outline-level="3"><text:bookmark-start text:name="__RefHeading___Toc9605_2174120682"/>Riferimenti<text:bookmark-end text:name="__RefHeading___Toc9605_2174120682"/></text:h>
      <text:list xml:id="list65533416477185" text:continue-list="list65533673552290" text:style-name="EG_20_All_20_commi">
        <text:list-item text:start-value="1">
          <text:p text:style-name="P33">Si indicano i seguenti riferimenti:</text:p>
          <text:list>
            <text:list-item>
              <text:p text:style-name="P25">Instruction technique n°263 relative à la construction et au désenfumage des volumes libres intérieurs dans les établissements recevant du public, France.</text:p>
            </text:list-item>
            <text:list-item>
              <text:p text:style-name="P25">ISO 817 “<text:span text:style-name="Emphasis">Refrigerants - Designation and safety classification</text:span>”.</text:p>
            </text:list-item>
            <text:list-item>
              <text:p text:style-name="P25">“<text:span text:style-name="Emphasis">Fire </text:span><text:span text:style-name="Emphasis"><text:span text:style-name="T34">s</text:span></text:span><text:span text:style-name="Emphasis">afety </text:span><text:span text:style-name="Emphasis"><text:span text:style-name="T34">m</text:span></text:span><text:span text:style-name="Emphasis">anagement of </text:span><text:span text:style-name="Emphasis"><text:span text:style-name="T34">s</text:span></text:span><text:span text:style-name="Emphasis">hopping </text:span><text:span text:style-name="Emphasis"><text:span text:style-name="T34">c</text:span></text:span><text:span text:style-name="Emphasis">entres with </text:span><text:span text:style-name="Emphasis"><text:span text:style-name="T34">c</text:span></text:span><text:span text:style-name="Emphasis">overed </text:span><text:span text:style-name="Emphasis"><text:span text:style-name="T34">m</text:span></text:span><text:span text:style-name="Emphasis">alls</text:span>”, Issue No. 1 – November 2012, Dublin Fire Brigade.</text:p>
            </text:list-item>
            <text:list-item>
              <text:p text:style-name="P25">“<text:span text:style-name="Emphasis">Fire </text:span><text:span text:style-name="Emphasis"><text:span text:style-name="T34">s</text:span></text:span><text:span text:style-name="Emphasis">afety </text:span><text:span text:style-name="Emphasis"><text:span text:style-name="T34">d</text:span></text:span><text:span text:style-name="Emphasis">esign of a </text:span><text:span text:style-name="Emphasis"><text:span text:style-name="T34">l</text:span></text:span><text:span text:style-name="Emphasis">arge </text:span><text:span text:style-name="Emphasis"><text:span text:style-name="T34">s</text:span></text:span><text:span text:style-name="Emphasis">hopping </text:span><text:span text:style-name="Emphasis"><text:span text:style-name="T34">m</text:span></text:span><text:span text:style-name="Emphasis">all </text:span><text:span text:style-name="Emphasis"><text:span text:style-name="T34">u</text:span></text:span><text:span text:style-name="Emphasis">sing </text:span><text:span text:style-name="Emphasis"><text:span text:style-name="T34">e</text:span></text:span><text:span text:style-name="Emphasis">xtended </text:span><text:span text:style-name="Emphasis"><text:span text:style-name="T34">q</text:span></text:span><text:span text:style-name="Emphasis">uantitative </text:span><text:span text:style-name="Emphasis"><text:span text:style-name="T34">r</text:span></text:span><text:span text:style-name="Emphasis">isk </text:span><text:span text:style-name="Emphasis"><text:span text:style-name="T34">a</text:span></text:span><text:span text:style-name="Emphasis">nalysis</text:span>”, The Swedish Case Study for the 3rd International Conference on Performance Based Codes and Fire Safety Design Methods, Lund, Sweden, June 15th-17th, 2000.</text:p>
            </text:list-item>
            <text:list-item>
              <text:p text:style-name="P22"><text:soft-page-break/>I D Bennetts, K W Poh, I R Thomas, “<text:span text:style-name="Emphasis">Design of </text:span><text:span text:style-name="Emphasis"><text:span text:style-name="T34">s</text:span></text:span><text:span text:style-name="Emphasis">prinklered </text:span><text:span text:style-name="Emphasis"><text:span text:style-name="T34">s</text:span></text:span><text:span text:style-name="Emphasis">hopping </text:span><text:span text:style-name="Emphasis"><text:span text:style-name="T34">c</text:span></text:span><text:span text:style-name="Emphasis">entre </text:span><text:span text:style-name="Emphasis"><text:span text:style-name="T34">b</text:span></text:span><text:span text:style-name="Emphasis">uildings for </text:span><text:span text:style-name="Emphasis"><text:span text:style-name="T34">f</text:span></text:span><text:span text:style-name="Emphasis">ire </text:span><text:span text:style-name="Emphasis"><text:span text:style-name="T34">s</text:span></text:span><text:span text:style-name="Emphasis">afety</text:span>”, OneSteel, Australia, November 2000.</text:p>
            </text:list-item>
            <text:list-item>
              <text:p text:style-name="P22">McMillan, Jenny, “<text:span text:style-name="Emphasis">A </text:span><text:span text:style-name="Emphasis"><text:span text:style-name="T34">g</text:span></text:span><text:span text:style-name="Emphasis">uideline for the </text:span><text:span text:style-name="Emphasis"><text:span text:style-name="T34">f</text:span></text:span><text:span text:style-name="Emphasis">ire </text:span><text:span text:style-name="Emphasis"><text:span text:style-name="T34">d</text:span></text:span><text:span text:style-name="Emphasis">esign of </text:span><text:span text:style-name="Emphasis"><text:span text:style-name="T34">s</text:span></text:span><text:span text:style-name="Emphasis">hopping </text:span><text:span text:style-name="Emphasis"><text:span text:style-name="T34">c</text:span></text:span><text:span text:style-name="Emphasis">entres</text:span>”, Fire Engineering Research Report 00/16, University of Canterbury, New Zeland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2" svg:font-family="'Liberation Serif'" style:font-adornments="Standard" style:font-family-generic="roman"/>
    <style:font-face style:name="Liberation Sans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deg" draw:border="0%"/>
    <draw:gradient draw:name="Gradient_20_14" draw:display-name="Gradient 14" draw:style="linear" draw:start-color="#3465a4" draw:end-color="#ffffff" draw:start-intensity="100%" draw:end-intensity="100%" draw:angle="0deg" draw:border="0%"/>
    <draw:hatch draw:name="Black_20_45_20_Degrees" draw:display-name="Black 45 Degrees" draw:style="single" draw:color="#000000" draw:distance="0.058cm" draw:rotation="450"/>
    <draw:hatch draw:name="Hatching_20_48" draw:display-name="Hatching 48" draw:style="single" draw:color="#3465a4" draw:distance="0.011cm" draw:rotation="0"/>
    <draw:hatch draw:name="Hatching_20_49" draw:display-name="Hatching 49" draw:style="single" draw:color="#3465a4" draw:distance="0.011cm" draw:rotation="0"/>
    <draw:hatch draw:name="Hatching_20_50" draw:display-name="Hatching 50" draw:style="single" draw:color="#3465a4" draw:distance="0.011cm" draw:rotation="0"/>
    <draw:hatch draw:name="Hatching_20_51" draw:display-name="Hatching 51" draw:style="single" draw:color="#3465a4" draw:distance="0.011cm" draw:rotation="0"/>
    <draw:hatch draw:name="Hatching_20_52" draw:display-name="Hatching 52" draw:style="single" draw:color="#3465a4" draw:distance="0.011cm" draw:rotation="0"/>
    <draw:hatch draw:name="Hatching_20_53" draw:display-name="Hatching 53" draw:style="single" draw:color="#3465a4" draw:distance="0.011cm" draw:rotation="0"/>
    <draw:hatch draw:name="Hatching_20_54" draw:display-name="Hatching 54" draw:style="single" draw:color="#3465a4" draw:distance="0.011cm" draw:rotation="0"/>
    <draw:hatch draw:name="Hatching_20_55" draw:display-name="Hatching 55" draw:style="single" draw:color="#3465a4" draw:distance="0.011cm" draw:rotation="0"/>
    <draw:hatch draw:name="Hatching_20_56" draw:display-name="Hatching 56" draw:style="single" draw:color="#3465a4" draw:distance="0.011cm" draw:rotation="0"/>
    <draw:hatch draw:name="Hatching_20_57" draw:display-name="Hatching 57" draw:style="single" draw:color="#3465a4" draw:distance="0.011cm" draw:rotation="0"/>
    <draw:hatch draw:name="Hatching_20_58" draw:display-name="Hatching 58" draw:style="single" draw:color="#3465a4" draw:distance="0.011cm" draw:rotation="0"/>
    <draw:hatch draw:name="Hatching_20_59" draw:display-name="Hatching 59" draw:style="single" draw:color="#3465a4" draw:distance="0.011cm" draw:rotation="0"/>
    <draw:hatch draw:name="Hatching_20_60" draw:display-name="Hatching 60" draw:style="single" draw:color="#3465a4" draw:distance="0.011cm" draw:rotation="0"/>
    <draw:hatch draw:name="Hatching_20_61" draw:display-name="Hatching 61" draw:style="single" draw:color="#3465a4" draw:distance="0.011cm" draw:rotation="0"/>
    <draw:hatch draw:name="Hatching_20_62" draw:display-name="Hatching 62" draw:style="single" draw:color="#3465a4" draw:distance="0.011cm" draw:rotation="0"/>
    <draw:hatch draw:name="Hatching_20_63" draw:display-name="Hatching 63" draw:style="single" draw:color="#3465a4" draw:distance="0.011cm" draw:rotation="0"/>
    <draw:hatch draw:name="Hatching_20_64" draw:display-name="Hatching 64" draw:style="single" draw:color="#3465a4" draw:distance="0.011cm" draw:rotation="0"/>
    <draw:hatch draw:name="Hatching_20_65" draw:display-name="Hatching 65" draw:style="single" draw:color="#3465a4" draw:distance="0.011cm" draw:rotation="0"/>
    <draw:hatch draw:name="Hatching_20_66" draw:display-name="Hatching 66" draw:style="single" draw:color="#3465a4" draw:distance="0.011cm" draw:rotation="0"/>
    <draw:hatch draw:name="Hatching_20_67" draw:display-name="Hatching 67" draw:style="single" draw:color="#3465a4" draw:distance="0.011cm" draw:rotation="0"/>
    <draw:hatch draw:name="Hatching_20_68" draw:display-name="Hatching 68" draw:style="single" draw:color="#3465a4" draw:distance="0.011cm" draw:rotation="0"/>
    <draw:hatch draw:name="Hatching_20_69" draw:display-name="Hatching 69" draw:style="single" draw:color="#3465a4" draw:distance="0.011cm" draw:rotation="0"/>
    <draw:hatch draw:name="Hatching_20_70" draw:display-name="Hatching 70" draw:style="single" draw:color="#3465a4" draw:distance="0.011cm" draw:rotation="0"/>
    <draw:hatch draw:name="Hatching_20_71" draw:display-name="Hatching 71" draw:style="single" draw:color="#3465a4" draw:distance="0.011cm" draw:rotation="0"/>
    <draw:hatch draw:name="Hatching_20_72" draw:display-name="Hatching 72" draw:style="single" draw:color="#3465a4" draw:distance="0.011cm" draw:rotation="0"/>
    <draw:hatch draw:name="Hatching_20_73" draw:display-name="Hatching 73" draw:style="single" draw:color="#3465a4" draw:distance="0.011cm" draw:rotation="0"/>
    <draw:hatch draw:name="Hatching_20_74" draw:display-name="Hatching 74" draw:style="single" draw:color="#3465a4" draw:distance="0.011cm" draw:rotation="0"/>
    <draw:hatch draw:name="Hatching_20_75" draw:display-name="Hatching 75" draw:style="single" draw:color="#3465a4" draw:distance="0.011cm" draw:rotation="0"/>
    <draw:hatch draw:name="Hatching_20_76" draw:display-name="Hatching 76" draw:style="single" draw:color="#3465a4" draw:distance="0.011cm" draw:rotation="0"/>
    <draw:hatch draw:name="Hatching_20_77" draw:display-name="Hatching 77" draw:style="single" draw:color="#3465a4" draw:distance="0.011cm" draw:rotation="0"/>
    <draw:hatch draw:name="Hatching_20_78" draw:display-name="Hatching 78" draw:style="single" draw:color="#3465a4" draw:distance="0.011cm" draw:rotation="0"/>
    <draw:hatch draw:name="Hatching_20_79" draw:display-name="Hatching 79" draw:style="single" draw:color="#3465a4" draw:distance="0.011cm" draw:rotation="0"/>
    <draw:hatch draw:name="Hatching_20_80" draw:display-name="Hatching 80" draw:style="single" draw:color="#3465a4" draw:distance="0.011cm" draw:rotation="0"/>
    <draw:hatch draw:name="Hatching_20_81" draw:display-name="Hatching 81" draw:style="single" draw:color="#3465a4" draw:distance="0.011cm" draw:rotation="0"/>
    <draw:hatch draw:name="Hatching_20_82" draw:display-name="Hatching 82" draw:style="single" draw:color="#3465a4" draw:distance="0.011cm" draw:rotation="0"/>
    <draw:hatch draw:name="Hatching_20_83" draw:display-name="Hatching 83" draw:style="single" draw:color="#3465a4" draw:distance="0.011cm" draw:rotation="0"/>
    <draw:hatch draw:name="Hatching_20_84" draw:display-name="Hatching 84" draw:style="single" draw:color="#3465a4" draw:distance="0.011cm" draw:rotation="0"/>
    <draw:hatch draw:name="Hatching_20_85" draw:display-name="Hatching 85" draw:style="single" draw:color="#3465a4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283cm" draw:distance="0.142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1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style:num-prefix="Capitolo " style:num-format="1" text:start-value="8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style:font-name="Liberation Sans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style:font-name="Liberation Sans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style:font-name="Liberation Sans"/>
      </text:list-level-style-bullet>
      <text:list-level-style-bullet text:level="4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style:font-name="Liberation Sans"/>
      </text:list-level-style-bullet>
      <text:list-level-style-bullet text:level="5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style:font-name="Liberation Sans"/>
      </text:list-level-style-bullet>
      <text:list-level-style-bullet text:level="6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style:font-name="Liberation Sans"/>
      </text:list-level-style-bullet>
      <text:list-level-style-bullet text:level="7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style:font-name="Liberation Sans"/>
      </text:list-level-style-bullet>
      <text:list-level-style-bullet text:level="8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style:font-name="Liberation Sans"/>
      </text:list-level-style-bullet>
      <text:list-level-style-bullet text:level="9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style:font-name="Liberation Sans"/>
      </text:list-level-style-bullet>
      <text:list-level-style-bullet text:level="10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style:font-name="Liberation Sans"/>
      </text:list-level-style-bullet>
    </text:list-style>
    <text:list-style style:name="EG_20_All_20_elenco" style:display-name="EG All elenco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none" draw:fill-color="#729fcf"/>
    </style:style>
    <style:style style:name="Mdp2" style:family="drawing-page">
      <style:drawing-page-properties draw:fill="solid" draw:fill-color="#dddddd" draw:opacity="100%" draw:background-size="full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>
      <style:header>
        <text:p text:style-name="Header"/>
      </style:header>
    </style:master-page>
    <style:master-page style:name="HTML" loext:hidden="true" style:hidden="true" style:page-layout-name="Mpm3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style:next-style-name="Left_20_Page">
      <style:header>
        <text:p text:style-name="Header"/>
      </style:header>
    </style:master-page>
    <style:master-page style:name="Index" loext:hidden="true" style:hidden="true" style:page-layout-name="Mpm6">
      <style:header>
        <text:p text:style-name="Header"/>
      </style:header>
    </style:master-page>
    <style:master-page style:name="Footnote" loext:hidden="true" style:hidden="true" style:page-layout-name="Mpm7">
      <style:header>
        <text:p text:style-name="Header"/>
      </style:header>
    </style:master-page>
    <style:master-page style:name="Endnote" loext:hidden="true" style:hidden="true" style:page-layout-name="Mpm7">
      <style:header>
        <text:p text:style-name="Header"/>
      </style:header>
    </style:master-page>
    <style:master-page style:name="Landscape" loext:hidden="true" style:hidden="true" style:page-layout-name="Mpm8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8</text:chapter><text:s/><text:chapter text:display="name" text:outline-level="2">Attività commerciali</text:chapter><text:tab/>Pagina <text:chapter text:display="plain-number" text:outline-level="2">V.8</text:chapter>-<text:page-number text:select-page="current">10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2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Attività commerciali</text:chapt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4T15:46:58.223915344</meta:creation-date>
    <meta:editing-duration>PT50M28S</meta:editing-duration>
    <meta:editing-cycles>22</meta:editing-cycles>
    <meta:generator>LibreOffice/7.0.5.2$Linux_X86_64 LibreOffice_project/00$Build-2</meta:generator>
    <dc:title>modello_codicepi_14</dc:title>
    <dc:date>2021-04-13T06:55:32.442047735</dc:date>
    <meta:document-statistic meta:table-count="10" meta:image-count="0" meta:object-count="1" meta:page-count="11" meta:paragraph-count="323" meta:word-count="3382" meta:character-count="21418" meta:non-whitespace-character-count="18456"/>
    <meta:template xlink:type="simple" xlink:actuate="onRequest" xlink:title="modello_codicepi_14" xlink:href="../../../../../../../Modelli/modello_codicepi_14.ott" meta:date="2020-07-24T15:46:57.439876607"/>
  </office:meta>
</office:document-meta>
</file>

<file path=Object 1/content.xml><?xml version="1.0" encoding="utf-8"?>
<math xmlns="http://www.w3.org/1998/Math/MathML" display="block">
  <semantics>
    <msqrt>
      <mrow>
        <mo fence="true" stretchy="false">(</mo>
        <mrow>
          <mrow>
            <mn>7</mn>
            <mi mathvariant="normal">H</mi>
          </mrow>
        </mrow>
        <mo fence="true" stretchy="false">)</mo>
      </mrow>
    </msqrt>
    <annotation encoding="StarMath 5.0">sqrt( 7H )</annotation>
  </semantics>
</math>
</file>